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convertcsvsss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88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8" table:default-cell-style-name="Default"/>
        <table:table-column table:style-name="co8" table:number-columns-repeated="20" table:default-cell-style-name="Default"/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ValorTotal</text:p>
          </table:table-cell>
          <table:table-cell office:value-type="string" calcext:value-type="string">
            <text:p>DiasPassados</text:p>
          </table:table-cell>
          <table:table-cell office:value-type="string" calcext:value-type="string">
            <text:p>Dia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2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20-05-25" calcext:value-type="date">
            <text:p>25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8152515" calcext:value-type="float">
            <text:p>8152515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20-05-26" calcext:value-type="date">
            <text:p>26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9468329" calcext:value-type="float">
            <text:p>9468329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20-05-27" calcext:value-type="date">
            <text:p>27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0225818" calcext:value-type="float">
            <text:p>10225818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20-05-28" calcext:value-type="date">
            <text:p>28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0869867" calcext:value-type="float">
            <text:p>10869867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20-05-29" calcext:value-type="date">
            <text:p>29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1411851" calcext:value-type="float">
            <text:p>11411851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20-05-30" calcext:value-type="date">
            <text:p>30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1812494" calcext:value-type="float">
            <text:p>11812494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20-05-31" calcext:value-type="date">
            <text:p>31/05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2120584" calcext:value-type="float">
            <text:p>12120584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20-06-01" calcext:value-type="date">
            <text:p>01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2400743" calcext:value-type="float">
            <text:p>12400743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20-06-02" calcext:value-type="date">
            <text:p>02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2646793" calcext:value-type="float">
            <text:p>12646793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20-06-03" calcext:value-type="date">
            <text:p>03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2862119" calcext:value-type="float">
            <text:p>12862119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20-06-04" calcext:value-type="date">
            <text:p>04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119241" calcext:value-type="float">
            <text:p>13119241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20-06-05" calcext:value-type="date">
            <text:p>05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355871" calcext:value-type="float">
            <text:p>13355871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20-06-06" calcext:value-type="date">
            <text:p>06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537275" calcext:value-type="float">
            <text:p>13537275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20-06-07" calcext:value-type="date">
            <text:p>07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687665" calcext:value-type="float">
            <text:p>13687665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20-06-08" calcext:value-type="date">
            <text:p>08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832386" calcext:value-type="float">
            <text:p>13832386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20-06-09" calcext:value-type="date">
            <text:p>09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3978949" calcext:value-type="float">
            <text:p>13978949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20-06-10" calcext:value-type="date">
            <text:p>10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4115199" calcext:value-type="float">
            <text:p>14115199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20-06-11" calcext:value-type="date">
            <text:p>11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4533292" calcext:value-type="float">
            <text:p>14533292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20-06-12" calcext:value-type="date">
            <text:p>12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4810413" calcext:value-type="float">
            <text:p>14810413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20-06-13" calcext:value-type="date">
            <text:p>13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4995000" calcext:value-type="float">
            <text:p>14995000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20-06-14" calcext:value-type="date">
            <text:p>14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148356" calcext:value-type="float">
            <text:p>15148356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20-06-15" calcext:value-type="date">
            <text:p>15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283758" calcext:value-type="float">
            <text:p>15283758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20-06-16" calcext:value-type="date">
            <text:p>16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398407" calcext:value-type="float">
            <text:p>15398407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20-06-17" calcext:value-type="date">
            <text:p>17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511589" calcext:value-type="float">
            <text:p>15511589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20-06-18" calcext:value-type="date">
            <text:p>18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627433" calcext:value-type="float">
            <text:p>15627433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20-06-19" calcext:value-type="date">
            <text:p>19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736671" calcext:value-type="float">
            <text:p>15736671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20-06-20" calcext:value-type="date">
            <text:p>20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831882" calcext:value-type="float">
            <text:p>15831882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20-06-21" calcext:value-type="date">
            <text:p>21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912310" calcext:value-type="float">
            <text:p>15912310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20-06-22" calcext:value-type="date">
            <text:p>22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5990234" calcext:value-type="float">
            <text:p>15990234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20-06-23" calcext:value-type="date">
            <text:p>23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16073777" calcext:value-type="float">
            <text:p>16073777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20-06-24" calcext:value-type="date">
            <text:p>24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0090247" calcext:value-type="float">
            <text:p>20090247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20-06-25" calcext:value-type="date">
            <text:p>25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1507292" calcext:value-type="float">
            <text:p>21507292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20-06-26" calcext:value-type="date">
            <text:p>26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2573423" calcext:value-type="float">
            <text:p>22573423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20-06-27" calcext:value-type="date">
            <text:p>27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3507820" calcext:value-type="float">
            <text:p>23507820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20-06-28" calcext:value-type="date">
            <text:p>28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3928866" calcext:value-type="float">
            <text:p>23928866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20-06-29" calcext:value-type="date">
            <text:p>29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4158171" calcext:value-type="float">
            <text:p>24158171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20-06-30" calcext:value-type="date">
            <text:p>30/06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4376847" calcext:value-type="float">
            <text:p>24376847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20-07-01" calcext:value-type="date">
            <text:p>01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4591854" calcext:value-type="float">
            <text:p>24591854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20-07-02" calcext:value-type="date">
            <text:p>02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6313643" calcext:value-type="float">
            <text:p>26313643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20-07-03" calcext:value-type="date">
            <text:p>03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6913356" calcext:value-type="float">
            <text:p>26913356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20-07-04" calcext:value-type="date">
            <text:p>04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238035" calcext:value-type="float">
            <text:p>27238035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20-07-05" calcext:value-type="date">
            <text:p>05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467966" calcext:value-type="float">
            <text:p>27467966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20-07-06" calcext:value-type="date">
            <text:p>06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657281" calcext:value-type="float">
            <text:p>27657281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20-07-07" calcext:value-type="date">
            <text:p>07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834542" calcext:value-type="float">
            <text:p>27834542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20-07-08" calcext:value-type="date">
            <text:p>08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7995107" calcext:value-type="float">
            <text:p>27995107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20-07-09" calcext:value-type="date">
            <text:p>09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160448" calcext:value-type="float">
            <text:p>28160448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20-07-10" calcext:value-type="date">
            <text:p>10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366277" calcext:value-type="float">
            <text:p>28366277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20-07-11" calcext:value-type="date">
            <text:p>11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512653" calcext:value-type="float">
            <text:p>28512653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20-07-12" calcext:value-type="date">
            <text:p>12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633474" calcext:value-type="float">
            <text:p>28633474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20-07-13" calcext:value-type="date">
            <text:p>13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750452" calcext:value-type="float">
            <text:p>28750452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20-07-14" calcext:value-type="date">
            <text:p>14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870201" calcext:value-type="float">
            <text:p>28870201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20-07-15" calcext:value-type="date">
            <text:p>15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8968269" calcext:value-type="float">
            <text:p>28968269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20-07-16" calcext:value-type="date">
            <text:p>16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060473" calcext:value-type="float">
            <text:p>29060473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20-07-17" calcext:value-type="date">
            <text:p>17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153072" calcext:value-type="float">
            <text:p>29153072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20-07-18" calcext:value-type="date">
            <text:p>18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235508" calcext:value-type="float">
            <text:p>29235508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20-07-19" calcext:value-type="date">
            <text:p>19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309628" calcext:value-type="float">
            <text:p>29309628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20-07-20" calcext:value-type="date">
            <text:p>20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387818" calcext:value-type="float">
            <text:p>29387818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20-07-21" calcext:value-type="date">
            <text:p>21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461037" calcext:value-type="float">
            <text:p>29461037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20-07-22" calcext:value-type="date">
            <text:p>22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532397" calcext:value-type="float">
            <text:p>29532397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20-07-23" calcext:value-type="date">
            <text:p>23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614676" calcext:value-type="float">
            <text:p>29614676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20-07-24" calcext:value-type="date">
            <text:p>24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848311" calcext:value-type="float">
            <text:p>29848311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20-07-25" calcext:value-type="date">
            <text:p>25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29970235" calcext:value-type="float">
            <text:p>29970235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20-07-26" calcext:value-type="date">
            <text:p>26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067548" calcext:value-type="float">
            <text:p>30067548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20-07-27" calcext:value-type="date">
            <text:p>27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178432" calcext:value-type="float">
            <text:p>30178432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20-07-28" calcext:value-type="date">
            <text:p>28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320835" calcext:value-type="float">
            <text:p>30320835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20-07-29" calcext:value-type="date">
            <text:p>29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453064" calcext:value-type="float">
            <text:p>30453064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20-07-30" calcext:value-type="date">
            <text:p>30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582988" calcext:value-type="float">
            <text:p>30582988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20-07-31" calcext:value-type="date">
            <text:p>31/07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721328" calcext:value-type="float">
            <text:p>30721328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20-08-01" calcext:value-type="date">
            <text:p>01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0882022" calcext:value-type="float">
            <text:p>30882022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20-08-02" calcext:value-type="date">
            <text:p>02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014075" calcext:value-type="float">
            <text:p>31014075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20-08-03" calcext:value-type="date">
            <text:p>03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059699" calcext:value-type="float">
            <text:p>31059699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20-08-04" calcext:value-type="date">
            <text:p>04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103482" calcext:value-type="float">
            <text:p>31103482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20-08-05" calcext:value-type="date">
            <text:p>05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136895" calcext:value-type="float">
            <text:p>31136895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20-08-06" calcext:value-type="date">
            <text:p>06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183380" calcext:value-type="float">
            <text:p>31183380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20-08-07" calcext:value-type="date">
            <text:p>07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229903" calcext:value-type="float">
            <text:p>31229903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20-08-08" calcext:value-type="date">
            <text:p>08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270970" calcext:value-type="float">
            <text:p>31270970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20-08-09" calcext:value-type="date">
            <text:p>09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310048" calcext:value-type="float">
            <text:p>31310048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20-08-10" calcext:value-type="date">
            <text:p>10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350552" calcext:value-type="float">
            <text:p>31350552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20-08-11" calcext:value-type="date">
            <text:p>11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391049" calcext:value-type="float">
            <text:p>31391049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20-08-12" calcext:value-type="date">
            <text:p>12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428463" calcext:value-type="float">
            <text:p>31428463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20-08-13" calcext:value-type="date">
            <text:p>13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1469714" calcext:value-type="float">
            <text:p>31469714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20-08-14" calcext:value-type="date">
            <text:p>14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2918603" calcext:value-type="float">
            <text:p>32918603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20-08-15" calcext:value-type="date">
            <text:p>15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235777" calcext:value-type="float">
            <text:p>33235777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20-08-16" calcext:value-type="date">
            <text:p>16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424476" calcext:value-type="float">
            <text:p>33424476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20-08-17" calcext:value-type="date">
            <text:p>17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567609" calcext:value-type="float">
            <text:p>33567609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20-08-18" calcext:value-type="date">
            <text:p>18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683224" calcext:value-type="float">
            <text:p>33683224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20-08-19" calcext:value-type="date">
            <text:p>19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788828" calcext:value-type="float">
            <text:p>33788828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20-08-20" calcext:value-type="date">
            <text:p>20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3925916" calcext:value-type="float">
            <text:p>33925916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20-08-21" calcext:value-type="date">
            <text:p>21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039001" calcext:value-type="float">
            <text:p>34039001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20-08-22" calcext:value-type="date">
            <text:p>22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135695" calcext:value-type="float">
            <text:p>34135695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20-08-23" calcext:value-type="date">
            <text:p>23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216549" calcext:value-type="float">
            <text:p>34216549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20-08-24" calcext:value-type="date">
            <text:p>24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304062" calcext:value-type="float">
            <text:p>34304062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20-08-25" calcext:value-type="date">
            <text:p>25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382169" calcext:value-type="float">
            <text:p>34382169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20-08-26" calcext:value-type="date">
            <text:p>26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481259" calcext:value-type="float">
            <text:p>34481259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20-08-27" calcext:value-type="date">
            <text:p>27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573857" calcext:value-type="float">
            <text:p>34573857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20-08-28" calcext:value-type="date">
            <text:p>28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669097" calcext:value-type="float">
            <text:p>34669097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20-08-29" calcext:value-type="date">
            <text:p>29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752344" calcext:value-type="float">
            <text:p>34752344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20-08-30" calcext:value-type="date">
            <text:p>30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828032" calcext:value-type="float">
            <text:p>34828032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20-08-31" calcext:value-type="date">
            <text:p>31/08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907492" calcext:value-type="float">
            <text:p>34907492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20-09-01" calcext:value-type="date">
            <text:p>01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4988233" calcext:value-type="float">
            <text:p>34988233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20-09-02" calcext:value-type="date">
            <text:p>02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063220" calcext:value-type="float">
            <text:p>35063220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20-09-03" calcext:value-type="date">
            <text:p>03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207204" calcext:value-type="float">
            <text:p>35207204</text:p>
          </table:table-cell>
          <table:table-cell office:value-type="float" office:value="103" calcext:value-type="float">
            <text:p>103</text:p>
          </table:table-cell>
          <table:table-cell table:style-name="ce1" office:value-type="date" office:date-value="2020-09-04" calcext:value-type="date">
            <text:p>04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629065" calcext:value-type="float">
            <text:p>35629065</text:p>
          </table:table-cell>
          <table:table-cell office:value-type="float" office:value="104" calcext:value-type="float">
            <text:p>104</text:p>
          </table:table-cell>
          <table:table-cell table:style-name="ce1" office:value-type="date" office:date-value="2020-09-05" calcext:value-type="date">
            <text:p>05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832947" calcext:value-type="float">
            <text:p>35832947</text:p>
          </table:table-cell>
          <table:table-cell office:value-type="float" office:value="105" calcext:value-type="float">
            <text:p>105</text:p>
          </table:table-cell>
          <table:table-cell table:style-name="ce1" office:value-type="date" office:date-value="2020-09-06" calcext:value-type="date">
            <text:p>06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5977164" calcext:value-type="float">
            <text:p>35977164</text:p>
          </table:table-cell>
          <table:table-cell office:value-type="float" office:value="106" calcext:value-type="float">
            <text:p>106</text:p>
          </table:table-cell>
          <table:table-cell table:style-name="ce1" office:value-type="date" office:date-value="2020-09-07" calcext:value-type="date">
            <text:p>07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113950" calcext:value-type="float">
            <text:p>36113950</text:p>
          </table:table-cell>
          <table:table-cell office:value-type="float" office:value="107" calcext:value-type="float">
            <text:p>107</text:p>
          </table:table-cell>
          <table:table-cell table:style-name="ce1" office:value-type="date" office:date-value="2020-09-08" calcext:value-type="date">
            <text:p>08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226315" calcext:value-type="float">
            <text:p>36226315</text:p>
          </table:table-cell>
          <table:table-cell office:value-type="float" office:value="108" calcext:value-type="float">
            <text:p>108</text:p>
          </table:table-cell>
          <table:table-cell table:style-name="ce1" office:value-type="date" office:date-value="2020-09-09" calcext:value-type="date">
            <text:p>09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347226" calcext:value-type="float">
            <text:p>36347226</text:p>
          </table:table-cell>
          <table:table-cell office:value-type="float" office:value="109" calcext:value-type="float">
            <text:p>109</text:p>
          </table:table-cell>
          <table:table-cell table:style-name="ce1" office:value-type="date" office:date-value="2020-09-10" calcext:value-type="date">
            <text:p>10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462397" calcext:value-type="float">
            <text:p>36462397</text:p>
          </table:table-cell>
          <table:table-cell office:value-type="float" office:value="110" calcext:value-type="float">
            <text:p>110</text:p>
          </table:table-cell>
          <table:table-cell table:style-name="ce1" office:value-type="date" office:date-value="2020-09-11" calcext:value-type="date">
            <text:p>11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615783" calcext:value-type="float">
            <text:p>36615783</text:p>
          </table:table-cell>
          <table:table-cell office:value-type="float" office:value="111" calcext:value-type="float">
            <text:p>111</text:p>
          </table:table-cell>
          <table:table-cell table:style-name="ce1" office:value-type="date" office:date-value="2020-09-12" calcext:value-type="date">
            <text:p>12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671715" calcext:value-type="float">
            <text:p>36671715</text:p>
          </table:table-cell>
          <table:table-cell office:value-type="float" office:value="112" calcext:value-type="float">
            <text:p>112</text:p>
          </table:table-cell>
          <table:table-cell table:style-name="ce1" office:value-type="date" office:date-value="2020-09-13" calcext:value-type="date">
            <text:p>13/09/2020</text:p>
          </table:table-cell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45"/>
        </table:table-row>
        <table:table-row table:style-name="ro1">
          <table:table-cell/>
          <table:table-cell office:value-type="float" office:value="36671715" calcext:value-type="float">
            <text:p>36671715</text:p>
          </table:table-cell>
          <table:table-cell office:value-type="float" office:value="113" calcext:value-type="float">
            <text:p>113</text:p>
          </table:table-cell>
          <table:table-cell table:style-name="ce1" office:value-type="date" office:date-value="2020-09-14" calcext:value-type="date">
            <text:p>14/09/2020</text:p>
          </table:table-cell>
          <table:table-cell table:number-columns-repeated="2"/>
          <table:table-cell table:style-name="Default"/>
          <table:table-cell table:number-columns-repeated="148"/>
        </table:table-row>
        <table:table-row table:style-name="ro1">
          <table:table-cell/>
          <table:table-cell office:value-type="float" office:value="36671715" calcext:value-type="float">
            <text:p>36671715</text:p>
          </table:table-cell>
          <table:table-cell office:value-type="float" office:value="114" calcext:value-type="float">
            <text:p>114</text:p>
          </table:table-cell>
          <table:table-cell table:style-name="ce1" office:value-type="date" office:date-value="2020-09-15" calcext:value-type="date">
            <text:p>15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6671715" calcext:value-type="float">
            <text:p>36671715</text:p>
          </table:table-cell>
          <table:table-cell office:value-type="float" office:value="115" calcext:value-type="float">
            <text:p>115</text:p>
          </table:table-cell>
          <table:table-cell table:style-name="ce1" office:value-type="date" office:date-value="2020-09-16" calcext:value-type="date">
            <text:p>16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7761612" calcext:value-type="float">
            <text:p>37761612</text:p>
          </table:table-cell>
          <table:table-cell office:value-type="float" office:value="116" calcext:value-type="float">
            <text:p>116</text:p>
          </table:table-cell>
          <table:table-cell table:style-name="ce1" office:value-type="date" office:date-value="2020-09-17" calcext:value-type="date">
            <text:p>17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051127" calcext:value-type="float">
            <text:p>38051127</text:p>
          </table:table-cell>
          <table:table-cell office:value-type="float" office:value="117" calcext:value-type="float">
            <text:p>117</text:p>
          </table:table-cell>
          <table:table-cell table:style-name="ce1" office:value-type="date" office:date-value="2020-09-18" calcext:value-type="date">
            <text:p>18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263294" calcext:value-type="float">
            <text:p>38263294</text:p>
          </table:table-cell>
          <table:table-cell office:value-type="float" office:value="118" calcext:value-type="float">
            <text:p>118</text:p>
          </table:table-cell>
          <table:table-cell table:style-name="ce1" office:value-type="date" office:date-value="2020-09-19" calcext:value-type="date">
            <text:p>19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395574" calcext:value-type="float">
            <text:p>38395574</text:p>
          </table:table-cell>
          <table:table-cell office:value-type="float" office:value="119" calcext:value-type="float">
            <text:p>119</text:p>
          </table:table-cell>
          <table:table-cell table:style-name="ce1" office:value-type="date" office:date-value="2020-09-20" calcext:value-type="date">
            <text:p>20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491683" calcext:value-type="float">
            <text:p>38491683</text:p>
          </table:table-cell>
          <table:table-cell office:value-type="float" office:value="120" calcext:value-type="float">
            <text:p>120</text:p>
          </table:table-cell>
          <table:table-cell table:style-name="ce1" office:value-type="date" office:date-value="2020-09-21" calcext:value-type="date">
            <text:p>21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577064" calcext:value-type="float">
            <text:p>38577064</text:p>
          </table:table-cell>
          <table:table-cell office:value-type="float" office:value="121" calcext:value-type="float">
            <text:p>121</text:p>
          </table:table-cell>
          <table:table-cell table:style-name="ce1" office:value-type="date" office:date-value="2020-09-22" calcext:value-type="date">
            <text:p>22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652458" calcext:value-type="float">
            <text:p>38652458</text:p>
          </table:table-cell>
          <table:table-cell office:value-type="float" office:value="122" calcext:value-type="float">
            <text:p>122</text:p>
          </table:table-cell>
          <table:table-cell table:style-name="ce1" office:value-type="date" office:date-value="2020-09-23" calcext:value-type="date">
            <text:p>23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719422" calcext:value-type="float">
            <text:p>38719422</text:p>
          </table:table-cell>
          <table:table-cell office:value-type="float" office:value="123" calcext:value-type="float">
            <text:p>123</text:p>
          </table:table-cell>
          <table:table-cell table:style-name="ce1" office:value-type="date" office:date-value="2020-09-24" calcext:value-type="date">
            <text:p>24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793678" calcext:value-type="float">
            <text:p>38793678</text:p>
          </table:table-cell>
          <table:table-cell office:value-type="float" office:value="124" calcext:value-type="float">
            <text:p>124</text:p>
          </table:table-cell>
          <table:table-cell table:style-name="ce1" office:value-type="date" office:date-value="2020-09-25" calcext:value-type="date">
            <text:p>25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867949" calcext:value-type="float">
            <text:p>38867949</text:p>
          </table:table-cell>
          <table:table-cell office:value-type="float" office:value="125" calcext:value-type="float">
            <text:p>125</text:p>
          </table:table-cell>
          <table:table-cell table:style-name="ce1" office:value-type="date" office:date-value="2020-09-26" calcext:value-type="date">
            <text:p>26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933522" calcext:value-type="float">
            <text:p>38933522</text:p>
          </table:table-cell>
          <table:table-cell office:value-type="float" office:value="126" calcext:value-type="float">
            <text:p>126</text:p>
          </table:table-cell>
          <table:table-cell table:style-name="ce1" office:value-type="date" office:date-value="2020-09-27" calcext:value-type="date">
            <text:p>27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987739" calcext:value-type="float">
            <text:p>38987739</text:p>
          </table:table-cell>
          <table:table-cell office:value-type="float" office:value="127" calcext:value-type="float">
            <text:p>127</text:p>
          </table:table-cell>
          <table:table-cell table:style-name="ce1" office:value-type="date" office:date-value="2020-09-28" calcext:value-type="date">
            <text:p>28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046847" calcext:value-type="float">
            <text:p>39046847</text:p>
          </table:table-cell>
          <table:table-cell office:value-type="float" office:value="128" calcext:value-type="float">
            <text:p>128</text:p>
          </table:table-cell>
          <table:table-cell table:style-name="ce1" office:value-type="date" office:date-value="2020-09-29" calcext:value-type="date">
            <text:p>29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111471" calcext:value-type="float">
            <text:p>39111471</text:p>
          </table:table-cell>
          <table:table-cell office:value-type="float" office:value="129" calcext:value-type="float">
            <text:p>129</text:p>
          </table:table-cell>
          <table:table-cell table:style-name="ce1" office:value-type="date" office:date-value="2020-09-30" calcext:value-type="date">
            <text:p>30/09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179458" calcext:value-type="float">
            <text:p>39179458</text:p>
          </table:table-cell>
          <table:table-cell office:value-type="float" office:value="130" calcext:value-type="float">
            <text:p>130</text:p>
          </table:table-cell>
          <table:table-cell table:style-name="ce1" office:value-type="date" office:date-value="2020-10-01" calcext:value-type="date">
            <text:p>01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244847" calcext:value-type="float">
            <text:p>39244847</text:p>
          </table:table-cell>
          <table:table-cell office:value-type="float" office:value="131" calcext:value-type="float">
            <text:p>131</text:p>
          </table:table-cell>
          <table:table-cell table:style-name="ce1" office:value-type="date" office:date-value="2020-10-02" calcext:value-type="date">
            <text:p>02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328437" calcext:value-type="float">
            <text:p>39328437</text:p>
          </table:table-cell>
          <table:table-cell office:value-type="float" office:value="132" calcext:value-type="float">
            <text:p>132</text:p>
          </table:table-cell>
          <table:table-cell table:style-name="ce1" office:value-type="date" office:date-value="2020-10-03" calcext:value-type="date">
            <text:p>03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410348" calcext:value-type="float">
            <text:p>39410348</text:p>
          </table:table-cell>
          <table:table-cell office:value-type="float" office:value="133" calcext:value-type="float">
            <text:p>133</text:p>
          </table:table-cell>
          <table:table-cell table:style-name="ce1" office:value-type="date" office:date-value="2020-10-04" calcext:value-type="date">
            <text:p>04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486731" calcext:value-type="float">
            <text:p>39486731</text:p>
          </table:table-cell>
          <table:table-cell office:value-type="float" office:value="134" calcext:value-type="float">
            <text:p>134</text:p>
          </table:table-cell>
          <table:table-cell table:style-name="ce1" office:value-type="date" office:date-value="2020-10-05" calcext:value-type="date">
            <text:p>05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570662" calcext:value-type="float">
            <text:p>39570662</text:p>
          </table:table-cell>
          <table:table-cell office:value-type="float" office:value="135" calcext:value-type="float">
            <text:p>135</text:p>
          </table:table-cell>
          <table:table-cell table:style-name="ce1" office:value-type="date" office:date-value="2020-10-06" calcext:value-type="date">
            <text:p>06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664465" calcext:value-type="float">
            <text:p>39664465</text:p>
          </table:table-cell>
          <table:table-cell office:value-type="float" office:value="136" calcext:value-type="float">
            <text:p>136</text:p>
          </table:table-cell>
          <table:table-cell table:style-name="ce1" office:value-type="date" office:date-value="2020-10-07" calcext:value-type="date">
            <text:p>07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9812568" calcext:value-type="float">
            <text:p>39812568</text:p>
          </table:table-cell>
          <table:table-cell office:value-type="float" office:value="137" calcext:value-type="float">
            <text:p>137</text:p>
          </table:table-cell>
          <table:table-cell table:style-name="ce1" office:value-type="date" office:date-value="2020-10-08" calcext:value-type="date">
            <text:p>08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0000231" calcext:value-type="float">
            <text:p>40000231</text:p>
          </table:table-cell>
          <table:table-cell office:value-type="float" office:value="138" calcext:value-type="float">
            <text:p>138</text:p>
          </table:table-cell>
          <table:table-cell table:style-name="ce1" office:value-type="date" office:date-value="2020-10-09" calcext:value-type="date">
            <text:p>09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0018195" calcext:value-type="float">
            <text:p>40018195</text:p>
          </table:table-cell>
          <table:table-cell office:value-type="float" office:value="139" calcext:value-type="float">
            <text:p>139</text:p>
          </table:table-cell>
          <table:table-cell table:style-name="ce1" office:value-type="date" office:date-value="2020-10-10" calcext:value-type="date">
            <text:p>10/10/2020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0018195" calcext:value-type="float">
            <text:p>40018195</text:p>
          </table:table-cell>
          <table:table-cell office:value-type="float" office:value="140" calcext:value-type="float">
            <text:p>140</text:p>
          </table:table-cell>
          <table:table-cell table:style-name="ce1" office:value-type="date" office:date-value="2020-10-11" calcext:value-type="date">
            <text:p>11/10/2020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9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9-05-07" calcext:value-type="date">
            <text:p>07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419288" calcext:value-type="float">
            <text:p>7419288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9-05-08" calcext:value-type="date">
            <text:p>08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705391" calcext:value-type="float">
            <text:p>8705391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9-05-09" calcext:value-type="date">
            <text:p>09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551604" calcext:value-type="float">
            <text:p>9551604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9-05-10" calcext:value-type="date">
            <text:p>10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47821" calcext:value-type="float">
            <text:p>10247821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9-05-11" calcext:value-type="date">
            <text:p>11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37562" calcext:value-type="float">
            <text:p>10737562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9-05-12" calcext:value-type="date">
            <text:p>12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35846" calcext:value-type="float">
            <text:p>11035846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9-05-13" calcext:value-type="date">
            <text:p>13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413314" calcext:value-type="float">
            <text:p>11413314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9-05-14" calcext:value-type="date">
            <text:p>14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730143" calcext:value-type="float">
            <text:p>11730143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9-05-15" calcext:value-type="date">
            <text:p>15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993112" calcext:value-type="float">
            <text:p>11993112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9-05-16" calcext:value-type="date">
            <text:p>16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248367" calcext:value-type="float">
            <text:p>12248367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9-05-17" calcext:value-type="date">
            <text:p>17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05516" calcext:value-type="float">
            <text:p>12505516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9-05-18" calcext:value-type="date">
            <text:p>18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717723" calcext:value-type="float">
            <text:p>12717723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9-05-19" calcext:value-type="date">
            <text:p>19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887820" calcext:value-type="float">
            <text:p>12887820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9-05-20" calcext:value-type="date">
            <text:p>20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055559" calcext:value-type="float">
            <text:p>13055559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9-05-21" calcext:value-type="date">
            <text:p>21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202973" calcext:value-type="float">
            <text:p>13202973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9-05-22" calcext:value-type="date">
            <text:p>22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344634" calcext:value-type="float">
            <text:p>13344634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9-05-23" calcext:value-type="date">
            <text:p>23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767958" calcext:value-type="float">
            <text:p>13767958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9-05-24" calcext:value-type="date">
            <text:p>24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083278" calcext:value-type="float">
            <text:p>14083278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9-05-25" calcext:value-type="date">
            <text:p>25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91573" calcext:value-type="float">
            <text:p>14291573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9-05-26" calcext:value-type="date">
            <text:p>26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456978" calcext:value-type="float">
            <text:p>14456978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9-05-27" calcext:value-type="date">
            <text:p>27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01723" calcext:value-type="float">
            <text:p>14601723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9-05-28" calcext:value-type="date">
            <text:p>28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743682" calcext:value-type="float">
            <text:p>14743682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9-05-29" calcext:value-type="date">
            <text:p>29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81425" calcext:value-type="float">
            <text:p>14881425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9-05-30" calcext:value-type="date">
            <text:p>30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028499" calcext:value-type="float">
            <text:p>15028499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9-05-31" calcext:value-type="date">
            <text:p>31/05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184899" calcext:value-type="float">
            <text:p>15184899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9-06-01" calcext:value-type="date">
            <text:p>01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319869" calcext:value-type="float">
            <text:p>15319869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9-06-02" calcext:value-type="date">
            <text:p>02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435132" calcext:value-type="float">
            <text:p>15435132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9-06-03" calcext:value-type="date">
            <text:p>03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545959" calcext:value-type="float">
            <text:p>15545959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9-06-04" calcext:value-type="date">
            <text:p>04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660897" calcext:value-type="float">
            <text:p>15660897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9-06-05" calcext:value-type="date">
            <text:p>05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769626" calcext:value-type="float">
            <text:p>15769626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9-06-06" calcext:value-type="date">
            <text:p>06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882910" calcext:value-type="float">
            <text:p>15882910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9-06-07" calcext:value-type="date">
            <text:p>07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86049" calcext:value-type="float">
            <text:p>16986049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9-06-08" calcext:value-type="date">
            <text:p>08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360284" calcext:value-type="float">
            <text:p>17360284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9-06-09" calcext:value-type="date">
            <text:p>09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597828" calcext:value-type="float">
            <text:p>17597828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9-06-10" calcext:value-type="date">
            <text:p>10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805264" calcext:value-type="float">
            <text:p>17805264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9-06-11" calcext:value-type="date">
            <text:p>11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60513" calcext:value-type="float">
            <text:p>17960513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9-06-12" calcext:value-type="date">
            <text:p>12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094939" calcext:value-type="float">
            <text:p>18094939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9-06-13" calcext:value-type="date">
            <text:p>13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11449" calcext:value-type="float">
            <text:p>18311449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9-06-14" calcext:value-type="date">
            <text:p>14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496238" calcext:value-type="float">
            <text:p>18496238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9-06-15" calcext:value-type="date">
            <text:p>15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645064" calcext:value-type="float">
            <text:p>18645064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9-06-16" calcext:value-type="date">
            <text:p>16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767024" calcext:value-type="float">
            <text:p>18767024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9-06-17" calcext:value-type="date">
            <text:p>17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886927" calcext:value-type="float">
            <text:p>18886927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9-06-18" calcext:value-type="date">
            <text:p>18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990185" calcext:value-type="float">
            <text:p>18990185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9-06-19" calcext:value-type="date">
            <text:p>19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098276" calcext:value-type="float">
            <text:p>19098276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9-06-20" calcext:value-type="date">
            <text:p>20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198950" calcext:value-type="float">
            <text:p>19198950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9-06-21" calcext:value-type="date">
            <text:p>21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301785" calcext:value-type="float">
            <text:p>19301785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9-06-22" calcext:value-type="date">
            <text:p>22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395648" calcext:value-type="float">
            <text:p>19395648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9-06-23" calcext:value-type="date">
            <text:p>23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475672" calcext:value-type="float">
            <text:p>19475672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9-06-24" calcext:value-type="date">
            <text:p>24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563500" calcext:value-type="float">
            <text:p>19563500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9-06-25" calcext:value-type="date">
            <text:p>25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67592" calcext:value-type="float">
            <text:p>19667592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9-06-26" calcext:value-type="date">
            <text:p>26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566040" calcext:value-type="float">
            <text:p>22566040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9-06-27" calcext:value-type="date">
            <text:p>27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482757" calcext:value-type="float">
            <text:p>23482757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9-06-28" calcext:value-type="date">
            <text:p>28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613711" calcext:value-type="float">
            <text:p>24613711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9-06-29" calcext:value-type="date">
            <text:p>29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264012" calcext:value-type="float">
            <text:p>25264012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9-06-30" calcext:value-type="date">
            <text:p>30/06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583447" calcext:value-type="float">
            <text:p>25583447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9-07-01" calcext:value-type="date">
            <text:p>01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713275" calcext:value-type="float">
            <text:p>25713275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9-07-02" calcext:value-type="date">
            <text:p>02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795535" calcext:value-type="float">
            <text:p>25795535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9-07-03" calcext:value-type="date">
            <text:p>03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872837" calcext:value-type="float">
            <text:p>25872837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9-07-04" calcext:value-type="date">
            <text:p>04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967067" calcext:value-type="float">
            <text:p>25967067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9-07-05" calcext:value-type="date">
            <text:p>05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184272" calcext:value-type="float">
            <text:p>26184272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9-07-06" calcext:value-type="date">
            <text:p>06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307696" calcext:value-type="float">
            <text:p>26307696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9-07-07" calcext:value-type="date">
            <text:p>07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400578" calcext:value-type="float">
            <text:p>26400578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9-07-08" calcext:value-type="date">
            <text:p>08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465471" calcext:value-type="float">
            <text:p>26465471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9-07-09" calcext:value-type="date">
            <text:p>09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534151" calcext:value-type="float">
            <text:p>26534151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9-07-10" calcext:value-type="date">
            <text:p>10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596176" calcext:value-type="float">
            <text:p>26596176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9-07-11" calcext:value-type="date">
            <text:p>11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659316" calcext:value-type="float">
            <text:p>26659316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9-07-12" calcext:value-type="date">
            <text:p>12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8165557" calcext:value-type="float">
            <text:p>28165557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9-07-13" calcext:value-type="date">
            <text:p>13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8679457" calcext:value-type="float">
            <text:p>28679457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9-07-14" calcext:value-type="date">
            <text:p>14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8999274" calcext:value-type="float">
            <text:p>28999274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9-07-15" calcext:value-type="date">
            <text:p>15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224469" calcext:value-type="float">
            <text:p>29224469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9-07-16" calcext:value-type="date">
            <text:p>16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398975" calcext:value-type="float">
            <text:p>29398975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9-07-17" calcext:value-type="date">
            <text:p>17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557168" calcext:value-type="float">
            <text:p>29557168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9-07-18" calcext:value-type="date">
            <text:p>18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708487" calcext:value-type="float">
            <text:p>29708487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9-07-19" calcext:value-type="date">
            <text:p>19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9940725" calcext:value-type="float">
            <text:p>29940725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9-07-20" calcext:value-type="date">
            <text:p>20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103738" calcext:value-type="float">
            <text:p>30103738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9-07-21" calcext:value-type="date">
            <text:p>21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230667" calcext:value-type="float">
            <text:p>30230667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9-07-22" calcext:value-type="date">
            <text:p>22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364885" calcext:value-type="float">
            <text:p>30364885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9-07-23" calcext:value-type="date">
            <text:p>23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473941" calcext:value-type="float">
            <text:p>30473941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9-07-24" calcext:value-type="date">
            <text:p>24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584681" calcext:value-type="float">
            <text:p>30584681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9-07-25" calcext:value-type="date">
            <text:p>25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696544" calcext:value-type="float">
            <text:p>30696544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9-07-26" calcext:value-type="date">
            <text:p>26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810431" calcext:value-type="float">
            <text:p>30810431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9-07-27" calcext:value-type="date">
            <text:p>27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907772" calcext:value-type="float">
            <text:p>30907772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9-07-28" calcext:value-type="date">
            <text:p>28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0991990" calcext:value-type="float">
            <text:p>30991990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9-07-29" calcext:value-type="date">
            <text:p>29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079298" calcext:value-type="float">
            <text:p>31079298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9-07-30" calcext:value-type="date">
            <text:p>30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175854" calcext:value-type="float">
            <text:p>31175854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9-07-31" calcext:value-type="date">
            <text:p>31/07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270022" calcext:value-type="float">
            <text:p>31270022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9-08-01" calcext:value-type="date">
            <text:p>01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367066" calcext:value-type="float">
            <text:p>31367066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9-08-02" calcext:value-type="date">
            <text:p>02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471564" calcext:value-type="float">
            <text:p>31471564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9-08-03" calcext:value-type="date">
            <text:p>03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562928" calcext:value-type="float">
            <text:p>31562928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9-08-04" calcext:value-type="date">
            <text:p>04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646848" calcext:value-type="float">
            <text:p>31646848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19-08-05" calcext:value-type="date">
            <text:p>05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1886532" calcext:value-type="float">
            <text:p>31886532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19-08-06" calcext:value-type="date">
            <text:p>06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050739" calcext:value-type="float">
            <text:p>32050739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19-08-07" calcext:value-type="date">
            <text:p>07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184220" calcext:value-type="float">
            <text:p>32184220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19-08-08" calcext:value-type="date">
            <text:p>08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315037" calcext:value-type="float">
            <text:p>32315037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19-08-09" calcext:value-type="date">
            <text:p>09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470550" calcext:value-type="float">
            <text:p>32470550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19-08-10" calcext:value-type="date">
            <text:p>10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627718" calcext:value-type="float">
            <text:p>32627718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19-08-11" calcext:value-type="date">
            <text:p>11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757406" calcext:value-type="float">
            <text:p>32757406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19-08-12" calcext:value-type="date">
            <text:p>12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858977" calcext:value-type="float">
            <text:p>32858977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19-08-13" calcext:value-type="date">
            <text:p>13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2976500" calcext:value-type="float">
            <text:p>32976500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9-08-14" calcext:value-type="date">
            <text:p>14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078682" calcext:value-type="float">
            <text:p>33078682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19-08-15" calcext:value-type="date">
            <text:p>15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178456" calcext:value-type="float">
            <text:p>33178456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19-08-16" calcext:value-type="date">
            <text:p>16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282681" calcext:value-type="float">
            <text:p>33282681</text:p>
          </table:table-cell>
          <table:table-cell office:value-type="float" office:value="103" calcext:value-type="float">
            <text:p>103</text:p>
          </table:table-cell>
          <table:table-cell table:style-name="ce1" office:value-type="date" office:date-value="2019-08-17" calcext:value-type="date">
            <text:p>17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381162" calcext:value-type="float">
            <text:p>33381162</text:p>
          </table:table-cell>
          <table:table-cell office:value-type="float" office:value="104" calcext:value-type="float">
            <text:p>104</text:p>
          </table:table-cell>
          <table:table-cell table:style-name="ce1" office:value-type="date" office:date-value="2019-08-18" calcext:value-type="date">
            <text:p>18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468400" calcext:value-type="float">
            <text:p>33468400</text:p>
          </table:table-cell>
          <table:table-cell office:value-type="float" office:value="105" calcext:value-type="float">
            <text:p>105</text:p>
          </table:table-cell>
          <table:table-cell table:style-name="ce1" office:value-type="date" office:date-value="2019-08-19" calcext:value-type="date">
            <text:p>19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657480" calcext:value-type="float">
            <text:p>33657480</text:p>
          </table:table-cell>
          <table:table-cell office:value-type="float" office:value="106" calcext:value-type="float">
            <text:p>106</text:p>
          </table:table-cell>
          <table:table-cell table:style-name="ce1" office:value-type="date" office:date-value="2019-08-20" calcext:value-type="date">
            <text:p>20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756411" calcext:value-type="float">
            <text:p>33756411</text:p>
          </table:table-cell>
          <table:table-cell office:value-type="float" office:value="107" calcext:value-type="float">
            <text:p>107</text:p>
          </table:table-cell>
          <table:table-cell table:style-name="ce1" office:value-type="date" office:date-value="2019-08-21" calcext:value-type="date">
            <text:p>21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856415" calcext:value-type="float">
            <text:p>33856415</text:p>
          </table:table-cell>
          <table:table-cell office:value-type="float" office:value="108" calcext:value-type="float">
            <text:p>108</text:p>
          </table:table-cell>
          <table:table-cell table:style-name="ce1" office:value-type="date" office:date-value="2019-08-22" calcext:value-type="date">
            <text:p>22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3971306" calcext:value-type="float">
            <text:p>33971306</text:p>
          </table:table-cell>
          <table:table-cell office:value-type="float" office:value="109" calcext:value-type="float">
            <text:p>109</text:p>
          </table:table-cell>
          <table:table-cell table:style-name="ce1" office:value-type="date" office:date-value="2019-08-23" calcext:value-type="date">
            <text:p>23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166711" calcext:value-type="float">
            <text:p>34166711</text:p>
          </table:table-cell>
          <table:table-cell office:value-type="float" office:value="110" calcext:value-type="float">
            <text:p>110</text:p>
          </table:table-cell>
          <table:table-cell table:style-name="ce1" office:value-type="date" office:date-value="2019-08-24" calcext:value-type="date">
            <text:p>24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308450" calcext:value-type="float">
            <text:p>34308450</text:p>
          </table:table-cell>
          <table:table-cell office:value-type="float" office:value="111" calcext:value-type="float">
            <text:p>111</text:p>
          </table:table-cell>
          <table:table-cell table:style-name="ce1" office:value-type="date" office:date-value="2019-08-25" calcext:value-type="date">
            <text:p>25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330068" calcext:value-type="float">
            <text:p>34330068</text:p>
          </table:table-cell>
          <table:table-cell office:value-type="float" office:value="112" calcext:value-type="float">
            <text:p>112</text:p>
          </table:table-cell>
          <table:table-cell table:style-name="ce1" office:value-type="date" office:date-value="2019-08-26" calcext:value-type="date">
            <text:p>26/08/2019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330068" calcext:value-type="float">
            <text:p>34330068</text:p>
          </table:table-cell>
          <table:table-cell office:value-type="float" office:value="113" calcext:value-type="float">
            <text:p>113</text:p>
          </table:table-cell>
          <table:table-cell table:style-name="ce1" office:value-type="date" office:date-value="2019-08-27" calcext:value-type="date">
            <text:p>27/08/2019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8-05-08" calcext:value-type="date">
            <text:p>08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669282" calcext:value-type="float">
            <text:p>5669282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8-05-09" calcext:value-type="date">
            <text:p>09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778536" calcext:value-type="float">
            <text:p>6778536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8-05-10" calcext:value-type="date">
            <text:p>10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450646" calcext:value-type="float">
            <text:p>7450646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8-05-11" calcext:value-type="date">
            <text:p>11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004083" calcext:value-type="float">
            <text:p>8004083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8-05-12" calcext:value-type="date">
            <text:p>12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91285" calcext:value-type="float">
            <text:p>8391285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8-05-13" calcext:value-type="date">
            <text:p>13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686008" calcext:value-type="float">
            <text:p>8686008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8-05-14" calcext:value-type="date">
            <text:p>14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58257" calcext:value-type="float">
            <text:p>8958257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8-05-15" calcext:value-type="date">
            <text:p>15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84922" calcext:value-type="float">
            <text:p>9184922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8-05-16" calcext:value-type="date">
            <text:p>16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396175" calcext:value-type="float">
            <text:p>9396175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8-05-17" calcext:value-type="date">
            <text:p>17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600240" calcext:value-type="float">
            <text:p>9600240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8-05-18" calcext:value-type="date">
            <text:p>18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08825" calcext:value-type="float">
            <text:p>9808825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8-05-19" calcext:value-type="date">
            <text:p>19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81221" calcext:value-type="float">
            <text:p>9981221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8-05-20" calcext:value-type="date">
            <text:p>20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134810" calcext:value-type="float">
            <text:p>10134810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8-05-21" calcext:value-type="date">
            <text:p>21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72276" calcext:value-type="float">
            <text:p>10272276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8-05-22" calcext:value-type="date">
            <text:p>22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397017" calcext:value-type="float">
            <text:p>10397017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8-05-23" calcext:value-type="date">
            <text:p>23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23008" calcext:value-type="float">
            <text:p>10523008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8-05-24" calcext:value-type="date">
            <text:p>24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58954" calcext:value-type="float">
            <text:p>10758954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8-05-25" calcext:value-type="date">
            <text:p>25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944702" calcext:value-type="float">
            <text:p>10944702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8-05-26" calcext:value-type="date">
            <text:p>26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89205" calcext:value-type="float">
            <text:p>11089205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8-05-27" calcext:value-type="date">
            <text:p>27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217409" calcext:value-type="float">
            <text:p>11217409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8-05-28" calcext:value-type="date">
            <text:p>28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336428" calcext:value-type="float">
            <text:p>11336428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8-05-29" calcext:value-type="date">
            <text:p>29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450136" calcext:value-type="float">
            <text:p>11450136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8-05-30" calcext:value-type="date">
            <text:p>30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566586" calcext:value-type="float">
            <text:p>11566586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8-05-31" calcext:value-type="date">
            <text:p>31/05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347785" calcext:value-type="float">
            <text:p>12347785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8-06-01" calcext:value-type="date">
            <text:p>01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649762" calcext:value-type="float">
            <text:p>12649762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8-06-02" calcext:value-type="date">
            <text:p>02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843582" calcext:value-type="float">
            <text:p>12843582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8-06-03" calcext:value-type="date">
            <text:p>03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995258" calcext:value-type="float">
            <text:p>12995258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8-06-04" calcext:value-type="date">
            <text:p>04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135731" calcext:value-type="float">
            <text:p>13135731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8-06-05" calcext:value-type="date">
            <text:p>05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263170" calcext:value-type="float">
            <text:p>13263170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8-06-06" calcext:value-type="date">
            <text:p>06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380785" calcext:value-type="float">
            <text:p>13380785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8-06-07" calcext:value-type="date">
            <text:p>07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507794" calcext:value-type="float">
            <text:p>13507794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8-06-08" calcext:value-type="date">
            <text:p>08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640505" calcext:value-type="float">
            <text:p>13640505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8-06-09" calcext:value-type="date">
            <text:p>09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756369" calcext:value-type="float">
            <text:p>13756369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8-06-10" calcext:value-type="date">
            <text:p>10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852629" calcext:value-type="float">
            <text:p>13852629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8-06-11" calcext:value-type="date">
            <text:p>11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944010" calcext:value-type="float">
            <text:p>13944010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8-06-12" calcext:value-type="date">
            <text:p>12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040858" calcext:value-type="float">
            <text:p>14040858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8-06-13" calcext:value-type="date">
            <text:p>13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134985" calcext:value-type="float">
            <text:p>14134985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8-06-14" calcext:value-type="date">
            <text:p>14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54873" calcext:value-type="float">
            <text:p>14254873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8-06-15" calcext:value-type="date">
            <text:p>15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360418" calcext:value-type="float">
            <text:p>14360418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8-06-16" calcext:value-type="date">
            <text:p>16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450428" calcext:value-type="float">
            <text:p>14450428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8-06-17" calcext:value-type="date">
            <text:p>17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525769" calcext:value-type="float">
            <text:p>14525769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8-06-18" calcext:value-type="date">
            <text:p>18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01490" calcext:value-type="float">
            <text:p>14601490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8-06-19" calcext:value-type="date">
            <text:p>19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72504" calcext:value-type="float">
            <text:p>14672504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8-06-20" calcext:value-type="date">
            <text:p>20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738261" calcext:value-type="float">
            <text:p>14738261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8-06-21" calcext:value-type="date">
            <text:p>21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06923" calcext:value-type="float">
            <text:p>14806923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8-06-22" calcext:value-type="date">
            <text:p>22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197598" calcext:value-type="float">
            <text:p>15197598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8-06-23" calcext:value-type="date">
            <text:p>23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351086" calcext:value-type="float">
            <text:p>15351086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8-06-24" calcext:value-type="date">
            <text:p>24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466461" calcext:value-type="float">
            <text:p>15466461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8-06-25" calcext:value-type="date">
            <text:p>25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567423" calcext:value-type="float">
            <text:p>15567423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8-06-26" calcext:value-type="date">
            <text:p>26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662939" calcext:value-type="float">
            <text:p>15662939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8-06-27" calcext:value-type="date">
            <text:p>27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680704" calcext:value-type="float">
            <text:p>17680704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8-06-28" calcext:value-type="date">
            <text:p>28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53247" calcext:value-type="float">
            <text:p>18353247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8-06-29" calcext:value-type="date">
            <text:p>29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838363" calcext:value-type="float">
            <text:p>18838363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8-06-30" calcext:value-type="date">
            <text:p>30/06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210838" calcext:value-type="float">
            <text:p>19210838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8-07-01" calcext:value-type="date">
            <text:p>01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448931" calcext:value-type="float">
            <text:p>19448931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8-07-02" calcext:value-type="date">
            <text:p>02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522493" calcext:value-type="float">
            <text:p>19522493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8-07-03" calcext:value-type="date">
            <text:p>03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595011" calcext:value-type="float">
            <text:p>19595011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8-07-04" calcext:value-type="date">
            <text:p>04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62356" calcext:value-type="float">
            <text:p>19662356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8-07-05" calcext:value-type="date">
            <text:p>05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727561" calcext:value-type="float">
            <text:p>19727561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8-07-06" calcext:value-type="date">
            <text:p>06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793223" calcext:value-type="float">
            <text:p>19793223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8-07-07" calcext:value-type="date">
            <text:p>07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855001" calcext:value-type="float">
            <text:p>19855001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8-07-08" calcext:value-type="date">
            <text:p>08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909807" calcext:value-type="float">
            <text:p>19909807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8-07-09" calcext:value-type="date">
            <text:p>09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966064" calcext:value-type="float">
            <text:p>19966064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8-07-10" calcext:value-type="date">
            <text:p>10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23277" calcext:value-type="float">
            <text:p>20023277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8-07-11" calcext:value-type="date">
            <text:p>11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77275" calcext:value-type="float">
            <text:p>20077275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8-07-12" calcext:value-type="date">
            <text:p>12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139382" calcext:value-type="float">
            <text:p>20139382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8-07-13" calcext:value-type="date">
            <text:p>13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201341" calcext:value-type="float">
            <text:p>20201341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8-07-14" calcext:value-type="date">
            <text:p>14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255170" calcext:value-type="float">
            <text:p>20255170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8-07-15" calcext:value-type="date">
            <text:p>15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04580" calcext:value-type="float">
            <text:p>20304580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8-07-16" calcext:value-type="date">
            <text:p>16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54022" calcext:value-type="float">
            <text:p>20354022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8-07-17" calcext:value-type="date">
            <text:p>17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454702" calcext:value-type="float">
            <text:p>20454702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8-07-18" calcext:value-type="date">
            <text:p>18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518880" calcext:value-type="float">
            <text:p>20518880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8-07-19" calcext:value-type="date">
            <text:p>19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586505" calcext:value-type="float">
            <text:p>20586505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8-07-20" calcext:value-type="date">
            <text:p>20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452060" calcext:value-type="float">
            <text:p>21452060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8-07-21" calcext:value-type="date">
            <text:p>21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698516" calcext:value-type="float">
            <text:p>21698516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8-07-22" calcext:value-type="date">
            <text:p>22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858215" calcext:value-type="float">
            <text:p>21858215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8-07-23" calcext:value-type="date">
            <text:p>23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981907" calcext:value-type="float">
            <text:p>21981907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8-07-24" calcext:value-type="date">
            <text:p>24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095377" calcext:value-type="float">
            <text:p>22095377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8-07-25" calcext:value-type="date">
            <text:p>25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200310" calcext:value-type="float">
            <text:p>22200310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8-07-26" calcext:value-type="date">
            <text:p>26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300135" calcext:value-type="float">
            <text:p>22300135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8-07-27" calcext:value-type="date">
            <text:p>27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396909" calcext:value-type="float">
            <text:p>22396909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8-07-28" calcext:value-type="date">
            <text:p>28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479044" calcext:value-type="float">
            <text:p>22479044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8-07-29" calcext:value-type="date">
            <text:p>29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550986" calcext:value-type="float">
            <text:p>22550986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8-07-30" calcext:value-type="date">
            <text:p>30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628314" calcext:value-type="float">
            <text:p>22628314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8-07-31" calcext:value-type="date">
            <text:p>31/07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909942" calcext:value-type="float">
            <text:p>22909942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8-08-01" calcext:value-type="date">
            <text:p>01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037184" calcext:value-type="float">
            <text:p>23037184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8-08-02" calcext:value-type="date">
            <text:p>02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241954" calcext:value-type="float">
            <text:p>23241954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8-08-03" calcext:value-type="date">
            <text:p>03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376879" calcext:value-type="float">
            <text:p>23376879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8-08-04" calcext:value-type="date">
            <text:p>04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474278" calcext:value-type="float">
            <text:p>23474278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8-08-05" calcext:value-type="date">
            <text:p>05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556049" calcext:value-type="float">
            <text:p>23556049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18-08-06" calcext:value-type="date">
            <text:p>06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651527" calcext:value-type="float">
            <text:p>23651527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18-08-07" calcext:value-type="date">
            <text:p>07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731444" calcext:value-type="float">
            <text:p>23731444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18-08-08" calcext:value-type="date">
            <text:p>08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806053" calcext:value-type="float">
            <text:p>23806053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18-08-09" calcext:value-type="date">
            <text:p>09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882433" calcext:value-type="float">
            <text:p>23882433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18-08-10" calcext:value-type="date">
            <text:p>10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028898" calcext:value-type="float">
            <text:p>24028898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18-08-11" calcext:value-type="date">
            <text:p>11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126433" calcext:value-type="float">
            <text:p>24126433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18-08-12" calcext:value-type="date">
            <text:p>12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229913" calcext:value-type="float">
            <text:p>24229913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18-08-13" calcext:value-type="date">
            <text:p>13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316851" calcext:value-type="float">
            <text:p>24316851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18-08-14" calcext:value-type="date">
            <text:p>14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409647" calcext:value-type="float">
            <text:p>24409647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8-08-15" calcext:value-type="date">
            <text:p>15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488958" calcext:value-type="float">
            <text:p>24488958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18-08-16" calcext:value-type="date">
            <text:p>16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588578" calcext:value-type="float">
            <text:p>24588578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18-08-17" calcext:value-type="date">
            <text:p>17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681591" calcext:value-type="float">
            <text:p>24681591</text:p>
          </table:table-cell>
          <table:table-cell office:value-type="float" office:value="103" calcext:value-type="float">
            <text:p>103</text:p>
          </table:table-cell>
          <table:table-cell table:style-name="ce1" office:value-type="date" office:date-value="2018-08-18" calcext:value-type="date">
            <text:p>18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778177" calcext:value-type="float">
            <text:p>24778177</text:p>
          </table:table-cell>
          <table:table-cell office:value-type="float" office:value="104" calcext:value-type="float">
            <text:p>104</text:p>
          </table:table-cell>
          <table:table-cell table:style-name="ce1" office:value-type="date" office:date-value="2018-08-19" calcext:value-type="date">
            <text:p>19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857152" calcext:value-type="float">
            <text:p>24857152</text:p>
          </table:table-cell>
          <table:table-cell office:value-type="float" office:value="105" calcext:value-type="float">
            <text:p>105</text:p>
          </table:table-cell>
          <table:table-cell table:style-name="ce1" office:value-type="date" office:date-value="2018-08-20" calcext:value-type="date">
            <text:p>20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961369" calcext:value-type="float">
            <text:p>24961369</text:p>
          </table:table-cell>
          <table:table-cell office:value-type="float" office:value="106" calcext:value-type="float">
            <text:p>106</text:p>
          </table:table-cell>
          <table:table-cell table:style-name="ce1" office:value-type="date" office:date-value="2018-08-21" calcext:value-type="date">
            <text:p>21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073673" calcext:value-type="float">
            <text:p>25073673</text:p>
          </table:table-cell>
          <table:table-cell office:value-type="float" office:value="107" calcext:value-type="float">
            <text:p>107</text:p>
          </table:table-cell>
          <table:table-cell table:style-name="ce1" office:value-type="date" office:date-value="2018-08-22" calcext:value-type="date">
            <text:p>22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175345" calcext:value-type="float">
            <text:p>25175345</text:p>
          </table:table-cell>
          <table:table-cell office:value-type="float" office:value="108" calcext:value-type="float">
            <text:p>108</text:p>
          </table:table-cell>
          <table:table-cell table:style-name="ce1" office:value-type="date" office:date-value="2018-08-23" calcext:value-type="date">
            <text:p>23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290124" calcext:value-type="float">
            <text:p>25290124</text:p>
          </table:table-cell>
          <table:table-cell office:value-type="float" office:value="109" calcext:value-type="float">
            <text:p>109</text:p>
          </table:table-cell>
          <table:table-cell table:style-name="ce1" office:value-type="date" office:date-value="2018-08-24" calcext:value-type="date">
            <text:p>24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439270" calcext:value-type="float">
            <text:p>25439270</text:p>
          </table:table-cell>
          <table:table-cell office:value-type="float" office:value="110" calcext:value-type="float">
            <text:p>110</text:p>
          </table:table-cell>
          <table:table-cell table:style-name="ce1" office:value-type="date" office:date-value="2018-08-25" calcext:value-type="date">
            <text:p>25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532022" calcext:value-type="float">
            <text:p>25532022</text:p>
          </table:table-cell>
          <table:table-cell office:value-type="float" office:value="111" calcext:value-type="float">
            <text:p>111</text:p>
          </table:table-cell>
          <table:table-cell table:style-name="ce1" office:value-type="date" office:date-value="2018-08-26" calcext:value-type="date">
            <text:p>26/08/2018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5532177" calcext:value-type="float">
            <text:p>25532177</text:p>
          </table:table-cell>
          <table:table-cell office:value-type="float" office:value="112" calcext:value-type="float">
            <text:p>112</text:p>
          </table:table-cell>
          <table:table-cell table:style-name="ce1" office:value-type="date" office:date-value="2018-08-27" calcext:value-type="date">
            <text:p>27/08/201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7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7-05-04" calcext:value-type="date">
            <text:p>04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782066" calcext:value-type="float">
            <text:p>4782066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7-05-05" calcext:value-type="date">
            <text:p>05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939229" calcext:value-type="float">
            <text:p>5939229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7-05-06" calcext:value-type="date">
            <text:p>06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573269" calcext:value-type="float">
            <text:p>6573269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7-05-07" calcext:value-type="date">
            <text:p>07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049884" calcext:value-type="float">
            <text:p>7049884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7-05-08" calcext:value-type="date">
            <text:p>08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422856" calcext:value-type="float">
            <text:p>7422856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7-05-09" calcext:value-type="date">
            <text:p>09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750340" calcext:value-type="float">
            <text:p>7750340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7-05-10" calcext:value-type="date">
            <text:p>10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037183" calcext:value-type="float">
            <text:p>8037183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7-05-11" calcext:value-type="date">
            <text:p>11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29028" calcext:value-type="float">
            <text:p>8329028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7-05-12" calcext:value-type="date">
            <text:p>12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604665" calcext:value-type="float">
            <text:p>8604665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7-05-13" calcext:value-type="date">
            <text:p>13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811893" calcext:value-type="float">
            <text:p>8811893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7-05-14" calcext:value-type="date">
            <text:p>14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006280" calcext:value-type="float">
            <text:p>9006280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7-05-15" calcext:value-type="date">
            <text:p>15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77298" calcext:value-type="float">
            <text:p>9177298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7-05-16" calcext:value-type="date">
            <text:p>16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333681" calcext:value-type="float">
            <text:p>9333681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7-05-17" calcext:value-type="date">
            <text:p>17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541195" calcext:value-type="float">
            <text:p>9541195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7-05-18" calcext:value-type="date">
            <text:p>18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78312" calcext:value-type="float">
            <text:p>9878312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7-05-19" calcext:value-type="date">
            <text:p>19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120381" calcext:value-type="float">
            <text:p>10120381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7-05-20" calcext:value-type="date">
            <text:p>20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90247" calcext:value-type="float">
            <text:p>10290247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7-05-21" calcext:value-type="date">
            <text:p>21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32568" calcext:value-type="float">
            <text:p>10432568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7-05-22" calcext:value-type="date">
            <text:p>22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66308" calcext:value-type="float">
            <text:p>10566308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7-05-23" calcext:value-type="date">
            <text:p>23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91014" calcext:value-type="float">
            <text:p>10691014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7-05-24" calcext:value-type="date">
            <text:p>24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20650" calcext:value-type="float">
            <text:p>10820650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7-05-25" calcext:value-type="date">
            <text:p>25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96881" calcext:value-type="float">
            <text:p>11096881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7-05-26" calcext:value-type="date">
            <text:p>26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890638" calcext:value-type="float">
            <text:p>11890638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7-05-27" calcext:value-type="date">
            <text:p>27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177088" calcext:value-type="float">
            <text:p>12177088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7-05-28" calcext:value-type="date">
            <text:p>28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398378" calcext:value-type="float">
            <text:p>12398378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7-05-29" calcext:value-type="date">
            <text:p>29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77375" calcext:value-type="float">
            <text:p>12577375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7-05-30" calcext:value-type="date">
            <text:p>30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744358" calcext:value-type="float">
            <text:p>12744358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7-05-31" calcext:value-type="date">
            <text:p>31/05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901390" calcext:value-type="float">
            <text:p>12901390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7-06-01" calcext:value-type="date">
            <text:p>01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063795" calcext:value-type="float">
            <text:p>13063795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7-06-02" calcext:value-type="date">
            <text:p>02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331089" calcext:value-type="float">
            <text:p>13331089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7-06-03" calcext:value-type="date">
            <text:p>03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496924" calcext:value-type="float">
            <text:p>13496924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7-06-04" calcext:value-type="date">
            <text:p>04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636830" calcext:value-type="float">
            <text:p>13636830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7-06-05" calcext:value-type="date">
            <text:p>05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767525" calcext:value-type="float">
            <text:p>13767525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7-06-06" calcext:value-type="date">
            <text:p>06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884819" calcext:value-type="float">
            <text:p>13884819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7-06-07" calcext:value-type="date">
            <text:p>07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011392" calcext:value-type="float">
            <text:p>14011392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7-06-08" calcext:value-type="date">
            <text:p>08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34675" calcext:value-type="float">
            <text:p>14234675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7-06-09" calcext:value-type="date">
            <text:p>09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424616" calcext:value-type="float">
            <text:p>14424616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7-06-10" calcext:value-type="date">
            <text:p>10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561007" calcext:value-type="float">
            <text:p>14561007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7-06-11" calcext:value-type="date">
            <text:p>11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71288" calcext:value-type="float">
            <text:p>14671288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7-06-12" calcext:value-type="date">
            <text:p>12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774699" calcext:value-type="float">
            <text:p>14774699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7-06-13" calcext:value-type="date">
            <text:p>13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70505" calcext:value-type="float">
            <text:p>14870505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7-06-14" calcext:value-type="date">
            <text:p>14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973529" calcext:value-type="float">
            <text:p>14973529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7-06-15" calcext:value-type="date">
            <text:p>15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142627" calcext:value-type="float">
            <text:p>15142627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7-06-16" calcext:value-type="date">
            <text:p>16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590465" calcext:value-type="float">
            <text:p>15590465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7-06-17" calcext:value-type="date">
            <text:p>17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793920" calcext:value-type="float">
            <text:p>15793920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7-06-18" calcext:value-type="date">
            <text:p>18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949736" calcext:value-type="float">
            <text:p>15949736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7-06-19" calcext:value-type="date">
            <text:p>19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086718" calcext:value-type="float">
            <text:p>16086718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7-06-20" calcext:value-type="date">
            <text:p>20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209431" calcext:value-type="float">
            <text:p>16209431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7-06-21" calcext:value-type="date">
            <text:p>21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92629" calcext:value-type="float">
            <text:p>16992629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7-06-22" calcext:value-type="date">
            <text:p>22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292293" calcext:value-type="float">
            <text:p>18292293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7-06-23" calcext:value-type="date">
            <text:p>23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926790" calcext:value-type="float">
            <text:p>18926790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7-06-24" calcext:value-type="date">
            <text:p>24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367048" calcext:value-type="float">
            <text:p>19367048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7-06-25" calcext:value-type="date">
            <text:p>25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02565" calcext:value-type="float">
            <text:p>19602565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7-06-26" calcext:value-type="date">
            <text:p>26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82293" calcext:value-type="float">
            <text:p>19682293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7-06-27" calcext:value-type="date">
            <text:p>27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756815" calcext:value-type="float">
            <text:p>19756815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7-06-28" calcext:value-type="date">
            <text:p>28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834935" calcext:value-type="float">
            <text:p>19834935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7-06-29" calcext:value-type="date">
            <text:p>29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924919" calcext:value-type="float">
            <text:p>19924919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7-06-30" calcext:value-type="date">
            <text:p>30/06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33897" calcext:value-type="float">
            <text:p>20033897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7-07-01" calcext:value-type="date">
            <text:p>01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108687" calcext:value-type="float">
            <text:p>20108687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7-07-02" calcext:value-type="date">
            <text:p>02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178843" calcext:value-type="float">
            <text:p>20178843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7-07-03" calcext:value-type="date">
            <text:p>03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244454" calcext:value-type="float">
            <text:p>20244454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7-07-04" calcext:value-type="date">
            <text:p>04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07893" calcext:value-type="float">
            <text:p>20307893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7-07-05" calcext:value-type="date">
            <text:p>05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75051" calcext:value-type="float">
            <text:p>20375051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7-07-06" calcext:value-type="date">
            <text:p>06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456251" calcext:value-type="float">
            <text:p>20456251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7-07-07" calcext:value-type="date">
            <text:p>07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552932" calcext:value-type="float">
            <text:p>20552932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7-07-08" calcext:value-type="date">
            <text:p>08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619847" calcext:value-type="float">
            <text:p>20619847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7-07-09" calcext:value-type="date">
            <text:p>09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684404" calcext:value-type="float">
            <text:p>20684404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7-07-10" calcext:value-type="date">
            <text:p>10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743774" calcext:value-type="float">
            <text:p>20743774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7-07-11" calcext:value-type="date">
            <text:p>11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799069" calcext:value-type="float">
            <text:p>20799069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7-07-12" calcext:value-type="date">
            <text:p>12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858107" calcext:value-type="float">
            <text:p>20858107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7-07-13" calcext:value-type="date">
            <text:p>13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041932" calcext:value-type="float">
            <text:p>21041932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7-07-14" calcext:value-type="date">
            <text:p>14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299951" calcext:value-type="float">
            <text:p>21299951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7-07-15" calcext:value-type="date">
            <text:p>15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444778" calcext:value-type="float">
            <text:p>21444778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7-07-16" calcext:value-type="date">
            <text:p>16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555721" calcext:value-type="float">
            <text:p>21555721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7-07-17" calcext:value-type="date">
            <text:p>17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661116" calcext:value-type="float">
            <text:p>21661116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7-07-18" calcext:value-type="date">
            <text:p>18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753959" calcext:value-type="float">
            <text:p>21753959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7-07-19" calcext:value-type="date">
            <text:p>19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843017" calcext:value-type="float">
            <text:p>21843017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7-07-20" calcext:value-type="date">
            <text:p>20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1939541" calcext:value-type="float">
            <text:p>21939541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7-07-21" calcext:value-type="date">
            <text:p>21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052677" calcext:value-type="float">
            <text:p>22052677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7-07-22" calcext:value-type="date">
            <text:p>22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138001" calcext:value-type="float">
            <text:p>22138001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7-07-23" calcext:value-type="date">
            <text:p>23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208941" calcext:value-type="float">
            <text:p>22208941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7-07-24" calcext:value-type="date">
            <text:p>24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286715" calcext:value-type="float">
            <text:p>22286715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7-07-25" calcext:value-type="date">
            <text:p>25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463842" calcext:value-type="float">
            <text:p>22463842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7-07-26" calcext:value-type="date">
            <text:p>26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574590" calcext:value-type="float">
            <text:p>22574590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7-07-27" calcext:value-type="date">
            <text:p>27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686422" calcext:value-type="float">
            <text:p>22686422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7-07-28" calcext:value-type="date">
            <text:p>28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2901190" calcext:value-type="float">
            <text:p>22901190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7-07-29" calcext:value-type="date">
            <text:p>29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032219" calcext:value-type="float">
            <text:p>23032219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7-07-30" calcext:value-type="date">
            <text:p>30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145090" calcext:value-type="float">
            <text:p>23145090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7-07-31" calcext:value-type="date">
            <text:p>31/07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257988" calcext:value-type="float">
            <text:p>23257988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7-08-01" calcext:value-type="date">
            <text:p>01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377447" calcext:value-type="float">
            <text:p>23377447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17-08-02" calcext:value-type="date">
            <text:p>02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496150" calcext:value-type="float">
            <text:p>23496150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17-08-03" calcext:value-type="date">
            <text:p>03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620300" calcext:value-type="float">
            <text:p>23620300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17-08-04" calcext:value-type="date">
            <text:p>04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746445" calcext:value-type="float">
            <text:p>23746445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17-08-05" calcext:value-type="date">
            <text:p>05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881615" calcext:value-type="float">
            <text:p>23881615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17-08-06" calcext:value-type="date">
            <text:p>06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3989300" calcext:value-type="float">
            <text:p>23989300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17-08-07" calcext:value-type="date">
            <text:p>07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091451" calcext:value-type="float">
            <text:p>24091451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17-08-08" calcext:value-type="date">
            <text:p>08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197887" calcext:value-type="float">
            <text:p>24197887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17-08-09" calcext:value-type="date">
            <text:p>09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318726" calcext:value-type="float">
            <text:p>24318726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17-08-10" calcext:value-type="date">
            <text:p>10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469876" calcext:value-type="float">
            <text:p>24469876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7-08-11" calcext:value-type="date">
            <text:p>11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654624" calcext:value-type="float">
            <text:p>24654624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17-08-12" calcext:value-type="date">
            <text:p>12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770132" calcext:value-type="float">
            <text:p>24770132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17-08-13" calcext:value-type="date">
            <text:p>13/08/2017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4787916" calcext:value-type="float">
            <text:p>24787916</text:p>
          </table:table-cell>
          <table:table-cell office:value-type="float" office:value="103" calcext:value-type="float">
            <text:p>103</text:p>
          </table:table-cell>
          <table:table-cell table:style-name="ce1" office:value-type="date" office:date-value="2017-08-14" calcext:value-type="date">
            <text:p>14/08/201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6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6-05-16" calcext:value-type="date">
            <text:p>16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204753" calcext:value-type="float">
            <text:p>4204753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6-05-17" calcext:value-type="date">
            <text:p>17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351325" calcext:value-type="float">
            <text:p>5351325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6-05-18" calcext:value-type="date">
            <text:p>18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942380" calcext:value-type="float">
            <text:p>5942380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6-05-19" calcext:value-type="date">
            <text:p>19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437459" calcext:value-type="float">
            <text:p>6437459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6-05-20" calcext:value-type="date">
            <text:p>20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853407" calcext:value-type="float">
            <text:p>6853407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6-05-21" calcext:value-type="date">
            <text:p>21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158775" calcext:value-type="float">
            <text:p>7158775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6-05-22" calcext:value-type="date">
            <text:p>22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396324" calcext:value-type="float">
            <text:p>7396324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6-05-23" calcext:value-type="date">
            <text:p>23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602951" calcext:value-type="float">
            <text:p>7602951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6-05-24" calcext:value-type="date">
            <text:p>24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789988" calcext:value-type="float">
            <text:p>7789988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6-05-25" calcext:value-type="date">
            <text:p>25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959459" calcext:value-type="float">
            <text:p>7959459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6-05-26" calcext:value-type="date">
            <text:p>26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130982" calcext:value-type="float">
            <text:p>8130982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6-05-27" calcext:value-type="date">
            <text:p>27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08129" calcext:value-type="float">
            <text:p>8308129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6-05-28" calcext:value-type="date">
            <text:p>28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447025" calcext:value-type="float">
            <text:p>8447025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6-05-29" calcext:value-type="date">
            <text:p>29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576253" calcext:value-type="float">
            <text:p>8576253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6-05-30" calcext:value-type="date">
            <text:p>30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706944" calcext:value-type="float">
            <text:p>8706944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6-05-31" calcext:value-type="date">
            <text:p>31/05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830233" calcext:value-type="float">
            <text:p>8830233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6-06-01" calcext:value-type="date">
            <text:p>01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86853" calcext:value-type="float">
            <text:p>8986853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6-06-02" calcext:value-type="date">
            <text:p>02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40407" calcext:value-type="float">
            <text:p>9140407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6-06-03" calcext:value-type="date">
            <text:p>03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78024" calcext:value-type="float">
            <text:p>9978024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6-06-04" calcext:value-type="date">
            <text:p>04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91207" calcext:value-type="float">
            <text:p>10291207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6-06-05" calcext:value-type="date">
            <text:p>05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05781" calcext:value-type="float">
            <text:p>10505781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6-06-06" calcext:value-type="date">
            <text:p>06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94613" calcext:value-type="float">
            <text:p>10694613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6-06-07" calcext:value-type="date">
            <text:p>07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66562" calcext:value-type="float">
            <text:p>10866562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6-06-08" calcext:value-type="date">
            <text:p>08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43369" calcext:value-type="float">
            <text:p>11043369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6-06-09" calcext:value-type="date">
            <text:p>09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208989" calcext:value-type="float">
            <text:p>11208989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6-06-10" calcext:value-type="date">
            <text:p>10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398163" calcext:value-type="float">
            <text:p>11398163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6-06-11" calcext:value-type="date">
            <text:p>11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543930" calcext:value-type="float">
            <text:p>11543930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6-06-12" calcext:value-type="date">
            <text:p>12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670204" calcext:value-type="float">
            <text:p>11670204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6-06-13" calcext:value-type="date">
            <text:p>13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793739" calcext:value-type="float">
            <text:p>11793739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6-06-14" calcext:value-type="date">
            <text:p>14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905802" calcext:value-type="float">
            <text:p>11905802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6-06-15" calcext:value-type="date">
            <text:p>15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012902" calcext:value-type="float">
            <text:p>12012902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6-06-16" calcext:value-type="date">
            <text:p>16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115460" calcext:value-type="float">
            <text:p>12115460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6-06-17" calcext:value-type="date">
            <text:p>17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233618" calcext:value-type="float">
            <text:p>12233618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6-06-18" calcext:value-type="date">
            <text:p>18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328335" calcext:value-type="float">
            <text:p>12328335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6-06-19" calcext:value-type="date">
            <text:p>19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416395" calcext:value-type="float">
            <text:p>12416395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6-06-20" calcext:value-type="date">
            <text:p>20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01438" calcext:value-type="float">
            <text:p>12501438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6-06-21" calcext:value-type="date">
            <text:p>21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84611" calcext:value-type="float">
            <text:p>12584611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6-06-22" calcext:value-type="date">
            <text:p>22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209300" calcext:value-type="float">
            <text:p>13209300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6-06-23" calcext:value-type="date">
            <text:p>23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483039" calcext:value-type="float">
            <text:p>13483039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6-06-24" calcext:value-type="date">
            <text:p>24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674490" calcext:value-type="float">
            <text:p>13674490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6-06-25" calcext:value-type="date">
            <text:p>25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802785" calcext:value-type="float">
            <text:p>13802785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6-06-26" calcext:value-type="date">
            <text:p>26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983334" calcext:value-type="float">
            <text:p>13983334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6-06-27" calcext:value-type="date">
            <text:p>27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119178" calcext:value-type="float">
            <text:p>14119178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6-06-28" calcext:value-type="date">
            <text:p>28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62327" calcext:value-type="float">
            <text:p>14262327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6-06-29" calcext:value-type="date">
            <text:p>29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387465" calcext:value-type="float">
            <text:p>15387465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6-06-30" calcext:value-type="date">
            <text:p>30/06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951107" calcext:value-type="float">
            <text:p>15951107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6-07-01" calcext:value-type="date">
            <text:p>01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369896" calcext:value-type="float">
            <text:p>16369896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6-07-02" calcext:value-type="date">
            <text:p>02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641896" calcext:value-type="float">
            <text:p>16641896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6-07-03" calcext:value-type="date">
            <text:p>03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796806" calcext:value-type="float">
            <text:p>16796806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6-07-04" calcext:value-type="date">
            <text:p>04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884682" calcext:value-type="float">
            <text:p>16884682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6-07-05" calcext:value-type="date">
            <text:p>05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64503" calcext:value-type="float">
            <text:p>16964503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6-07-06" calcext:value-type="date">
            <text:p>06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054893" calcext:value-type="float">
            <text:p>17054893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6-07-07" calcext:value-type="date">
            <text:p>07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133208" calcext:value-type="float">
            <text:p>17133208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6-07-08" calcext:value-type="date">
            <text:p>08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211390" calcext:value-type="float">
            <text:p>17211390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6-07-09" calcext:value-type="date">
            <text:p>09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280216" calcext:value-type="float">
            <text:p>17280216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6-07-10" calcext:value-type="date">
            <text:p>10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350285" calcext:value-type="float">
            <text:p>17350285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6-07-11" calcext:value-type="date">
            <text:p>11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465929" calcext:value-type="float">
            <text:p>17465929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6-07-12" calcext:value-type="date">
            <text:p>12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561528" calcext:value-type="float">
            <text:p>17561528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6-07-13" calcext:value-type="date">
            <text:p>13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654755" calcext:value-type="float">
            <text:p>17654755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6-07-14" calcext:value-type="date">
            <text:p>14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775803" calcext:value-type="float">
            <text:p>17775803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6-07-15" calcext:value-type="date">
            <text:p>15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854576" calcext:value-type="float">
            <text:p>17854576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6-07-16" calcext:value-type="date">
            <text:p>16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29620" calcext:value-type="float">
            <text:p>17929620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6-07-17" calcext:value-type="date">
            <text:p>17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98014" calcext:value-type="float">
            <text:p>17998014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6-07-18" calcext:value-type="date">
            <text:p>18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061671" calcext:value-type="float">
            <text:p>18061671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6-07-19" calcext:value-type="date">
            <text:p>19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122882" calcext:value-type="float">
            <text:p>18122882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6-07-20" calcext:value-type="date">
            <text:p>20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182393" calcext:value-type="float">
            <text:p>18182393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6-07-21" calcext:value-type="date">
            <text:p>21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247581" calcext:value-type="float">
            <text:p>18247581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6-07-22" calcext:value-type="date">
            <text:p>22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01005" calcext:value-type="float">
            <text:p>18301005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6-07-23" calcext:value-type="date">
            <text:p>23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59418" calcext:value-type="float">
            <text:p>18359418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6-07-24" calcext:value-type="date">
            <text:p>24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422288" calcext:value-type="float">
            <text:p>18422288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6-07-25" calcext:value-type="date">
            <text:p>25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705515" calcext:value-type="float">
            <text:p>18705515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6-07-26" calcext:value-type="date">
            <text:p>26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842385" calcext:value-type="float">
            <text:p>18842385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6-07-27" calcext:value-type="date">
            <text:p>27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978172" calcext:value-type="float">
            <text:p>18978172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6-07-28" calcext:value-type="date">
            <text:p>28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100736" calcext:value-type="float">
            <text:p>19100736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6-07-29" calcext:value-type="date">
            <text:p>29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197132" calcext:value-type="float">
            <text:p>19197132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6-07-30" calcext:value-type="date">
            <text:p>30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314506" calcext:value-type="float">
            <text:p>19314506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6-07-31" calcext:value-type="date">
            <text:p>31/07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483098" calcext:value-type="float">
            <text:p>19483098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6-08-01" calcext:value-type="date">
            <text:p>01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606500" calcext:value-type="float">
            <text:p>19606500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6-08-02" calcext:value-type="date">
            <text:p>02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708735" calcext:value-type="float">
            <text:p>19708735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6-08-03" calcext:value-type="date">
            <text:p>03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811862" calcext:value-type="float">
            <text:p>19811862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6-08-04" calcext:value-type="date">
            <text:p>04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9931066" calcext:value-type="float">
            <text:p>19931066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6-08-05" calcext:value-type="date">
            <text:p>05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19637" calcext:value-type="float">
            <text:p>20019637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6-08-06" calcext:value-type="date">
            <text:p>06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095993" calcext:value-type="float">
            <text:p>20095993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6-08-07" calcext:value-type="date">
            <text:p>07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177348" calcext:value-type="float">
            <text:p>20177348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6-08-08" calcext:value-type="date">
            <text:p>08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259449" calcext:value-type="float">
            <text:p>20259449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6-08-09" calcext:value-type="date">
            <text:p>09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387324" calcext:value-type="float">
            <text:p>20387324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6-08-10" calcext:value-type="date">
            <text:p>10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526826" calcext:value-type="float">
            <text:p>20526826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6-08-11" calcext:value-type="date">
            <text:p>11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689308" calcext:value-type="float">
            <text:p>20689308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6-08-12" calcext:value-type="date">
            <text:p>12/08/2016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0770460" calcext:value-type="float">
            <text:p>20770460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6-08-13" calcext:value-type="date">
            <text:p>13/08/201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5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5-05-01" calcext:value-type="date">
            <text:p>01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527102" calcext:value-type="float">
            <text:p>3527102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5-05-02" calcext:value-type="date">
            <text:p>02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551752" calcext:value-type="float">
            <text:p>4551752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5-05-03" calcext:value-type="date">
            <text:p>03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131860" calcext:value-type="float">
            <text:p>5131860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5-05-04" calcext:value-type="date">
            <text:p>04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599591" calcext:value-type="float">
            <text:p>5599591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5-05-05" calcext:value-type="date">
            <text:p>05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980978" calcext:value-type="float">
            <text:p>5980978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5-05-06" calcext:value-type="date">
            <text:p>06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334299" calcext:value-type="float">
            <text:p>6334299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5-05-07" calcext:value-type="date">
            <text:p>07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621347" calcext:value-type="float">
            <text:p>6621347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5-05-08" calcext:value-type="date">
            <text:p>08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925868" calcext:value-type="float">
            <text:p>6925868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5-05-09" calcext:value-type="date">
            <text:p>09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195787" calcext:value-type="float">
            <text:p>7195787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5-05-10" calcext:value-type="date">
            <text:p>10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385511" calcext:value-type="float">
            <text:p>7385511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5-05-11" calcext:value-type="date">
            <text:p>11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557339" calcext:value-type="float">
            <text:p>7557339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5-05-12" calcext:value-type="date">
            <text:p>12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705689" calcext:value-type="float">
            <text:p>7705689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5-05-13" calcext:value-type="date">
            <text:p>13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857829" calcext:value-type="float">
            <text:p>7857829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5-05-14" calcext:value-type="date">
            <text:p>14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993835" calcext:value-type="float">
            <text:p>7993835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5-05-15" calcext:value-type="date">
            <text:p>15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149170" calcext:value-type="float">
            <text:p>8149170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5-05-16" calcext:value-type="date">
            <text:p>16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286128" calcext:value-type="float">
            <text:p>8286128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5-05-17" calcext:value-type="date">
            <text:p>17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90569" calcext:value-type="float">
            <text:p>8390569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5-05-18" calcext:value-type="date">
            <text:p>18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486207" calcext:value-type="float">
            <text:p>8486207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5-05-19" calcext:value-type="date">
            <text:p>19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574268" calcext:value-type="float">
            <text:p>8574268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5-05-20" calcext:value-type="date">
            <text:p>20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649109" calcext:value-type="float">
            <text:p>8649109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5-05-21" calcext:value-type="date">
            <text:p>21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721204" calcext:value-type="float">
            <text:p>8721204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5-05-22" calcext:value-type="date">
            <text:p>22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828932" calcext:value-type="float">
            <text:p>8828932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5-05-23" calcext:value-type="date">
            <text:p>23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18565" calcext:value-type="float">
            <text:p>8918565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5-05-24" calcext:value-type="date">
            <text:p>24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90314" calcext:value-type="float">
            <text:p>8990314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5-05-25" calcext:value-type="date">
            <text:p>25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065465" calcext:value-type="float">
            <text:p>9065465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5-05-26" calcext:value-type="date">
            <text:p>26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38751" calcext:value-type="float">
            <text:p>9138751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5-05-27" calcext:value-type="date">
            <text:p>27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205726" calcext:value-type="float">
            <text:p>9205726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5-05-28" calcext:value-type="date">
            <text:p>28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471543" calcext:value-type="float">
            <text:p>9471543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5-05-29" calcext:value-type="date">
            <text:p>29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49911" calcext:value-type="float">
            <text:p>9849911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5-05-30" calcext:value-type="date">
            <text:p>30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061310" calcext:value-type="float">
            <text:p>10061310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5-05-31" calcext:value-type="date">
            <text:p>31/05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22959" calcext:value-type="float">
            <text:p>10222959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5-06-01" calcext:value-type="date">
            <text:p>01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367032" calcext:value-type="float">
            <text:p>10367032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5-06-02" calcext:value-type="date">
            <text:p>02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89378" calcext:value-type="float">
            <text:p>10489378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5-06-03" calcext:value-type="date">
            <text:p>03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96326" calcext:value-type="float">
            <text:p>10596326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5-06-04" calcext:value-type="date">
            <text:p>04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054546" calcext:value-type="float">
            <text:p>11054546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5-06-05" calcext:value-type="date">
            <text:p>05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1921890" calcext:value-type="float">
            <text:p>11921890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5-06-06" calcext:value-type="date">
            <text:p>06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299289" calcext:value-type="float">
            <text:p>12299289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5-06-07" calcext:value-type="date">
            <text:p>07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553290" calcext:value-type="float">
            <text:p>12553290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5-06-08" calcext:value-type="date">
            <text:p>08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769750" calcext:value-type="float">
            <text:p>12769750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5-06-09" calcext:value-type="date">
            <text:p>09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2962955" calcext:value-type="float">
            <text:p>12962955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5-06-10" calcext:value-type="date">
            <text:p>10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135147" calcext:value-type="float">
            <text:p>13135147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5-06-11" calcext:value-type="date">
            <text:p>11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277064" calcext:value-type="float">
            <text:p>13277064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5-06-12" calcext:value-type="date">
            <text:p>12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430689" calcext:value-type="float">
            <text:p>13430689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5-06-13" calcext:value-type="date">
            <text:p>13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557865" calcext:value-type="float">
            <text:p>13557865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5-06-14" calcext:value-type="date">
            <text:p>14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672518" calcext:value-type="float">
            <text:p>13672518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5-06-15" calcext:value-type="date">
            <text:p>15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779775" calcext:value-type="float">
            <text:p>13779775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5-06-16" calcext:value-type="date">
            <text:p>16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880366" calcext:value-type="float">
            <text:p>13880366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5-06-17" calcext:value-type="date">
            <text:p>17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3960703" calcext:value-type="float">
            <text:p>13960703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5-06-18" calcext:value-type="date">
            <text:p>18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048013" calcext:value-type="float">
            <text:p>14048013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5-06-19" calcext:value-type="date">
            <text:p>19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148485" calcext:value-type="float">
            <text:p>14148485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5-06-20" calcext:value-type="date">
            <text:p>20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238011" calcext:value-type="float">
            <text:p>14238011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5-06-21" calcext:value-type="date">
            <text:p>21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316457" calcext:value-type="float">
            <text:p>14316457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5-06-22" calcext:value-type="date">
            <text:p>22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394469" calcext:value-type="float">
            <text:p>14394469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5-06-23" calcext:value-type="date">
            <text:p>23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466326" calcext:value-type="float">
            <text:p>14466326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5-06-24" calcext:value-type="date">
            <text:p>24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533884" calcext:value-type="float">
            <text:p>14533884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5-06-25" calcext:value-type="date">
            <text:p>25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07065" calcext:value-type="float">
            <text:p>14607065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5-06-26" calcext:value-type="date">
            <text:p>26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686789" calcext:value-type="float">
            <text:p>14686789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5-06-27" calcext:value-type="date">
            <text:p>27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763389" calcext:value-type="float">
            <text:p>14763389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5-06-28" calcext:value-type="date">
            <text:p>28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25797" calcext:value-type="float">
            <text:p>14825797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5-06-29" calcext:value-type="date">
            <text:p>29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883965" calcext:value-type="float">
            <text:p>14883965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5-06-30" calcext:value-type="date">
            <text:p>30/06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4955309" calcext:value-type="float">
            <text:p>14955309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5-07-01" calcext:value-type="date">
            <text:p>01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020846" calcext:value-type="float">
            <text:p>15020846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5-07-02" calcext:value-type="date">
            <text:p>02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089945" calcext:value-type="float">
            <text:p>15089945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5-07-03" calcext:value-type="date">
            <text:p>03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169886" calcext:value-type="float">
            <text:p>15169886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5-07-04" calcext:value-type="date">
            <text:p>04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238518" calcext:value-type="float">
            <text:p>15238518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5-07-05" calcext:value-type="date">
            <text:p>05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298512" calcext:value-type="float">
            <text:p>15298512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5-07-06" calcext:value-type="date">
            <text:p>06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357709" calcext:value-type="float">
            <text:p>15357709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5-07-07" calcext:value-type="date">
            <text:p>07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412737" calcext:value-type="float">
            <text:p>15412737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5-07-08" calcext:value-type="date">
            <text:p>08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484676" calcext:value-type="float">
            <text:p>15484676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5-07-09" calcext:value-type="date">
            <text:p>09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606609" calcext:value-type="float">
            <text:p>15606609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5-07-10" calcext:value-type="date">
            <text:p>10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5816027" calcext:value-type="float">
            <text:p>15816027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5-07-11" calcext:value-type="date">
            <text:p>11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053167" calcext:value-type="float">
            <text:p>16053167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5-07-12" calcext:value-type="date">
            <text:p>12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256289" calcext:value-type="float">
            <text:p>16256289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5-07-13" calcext:value-type="date">
            <text:p>13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406367" calcext:value-type="float">
            <text:p>16406367</text:p>
          </table:table-cell>
          <table:table-cell office:value-type="float" office:value="75" calcext:value-type="float">
            <text:p>75</text:p>
          </table:table-cell>
          <table:table-cell table:style-name="ce1" office:value-type="date" office:date-value="2015-07-14" calcext:value-type="date">
            <text:p>14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526550" calcext:value-type="float">
            <text:p>16526550</text:p>
          </table:table-cell>
          <table:table-cell office:value-type="float" office:value="76" calcext:value-type="float">
            <text:p>76</text:p>
          </table:table-cell>
          <table:table-cell table:style-name="ce1" office:value-type="date" office:date-value="2015-07-15" calcext:value-type="date">
            <text:p>15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635519" calcext:value-type="float">
            <text:p>16635519</text:p>
          </table:table-cell>
          <table:table-cell office:value-type="float" office:value="77" calcext:value-type="float">
            <text:p>77</text:p>
          </table:table-cell>
          <table:table-cell table:style-name="ce1" office:value-type="date" office:date-value="2015-07-16" calcext:value-type="date">
            <text:p>16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731571" calcext:value-type="float">
            <text:p>16731571</text:p>
          </table:table-cell>
          <table:table-cell office:value-type="float" office:value="78" calcext:value-type="float">
            <text:p>78</text:p>
          </table:table-cell>
          <table:table-cell table:style-name="ce1" office:value-type="date" office:date-value="2015-07-17" calcext:value-type="date">
            <text:p>17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828179" calcext:value-type="float">
            <text:p>16828179</text:p>
          </table:table-cell>
          <table:table-cell office:value-type="float" office:value="79" calcext:value-type="float">
            <text:p>79</text:p>
          </table:table-cell>
          <table:table-cell table:style-name="ce1" office:value-type="date" office:date-value="2015-07-18" calcext:value-type="date">
            <text:p>18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11242" calcext:value-type="float">
            <text:p>16911242</text:p>
          </table:table-cell>
          <table:table-cell office:value-type="float" office:value="80" calcext:value-type="float">
            <text:p>80</text:p>
          </table:table-cell>
          <table:table-cell table:style-name="ce1" office:value-type="date" office:date-value="2015-07-19" calcext:value-type="date">
            <text:p>19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6996918" calcext:value-type="float">
            <text:p>16996918</text:p>
          </table:table-cell>
          <table:table-cell office:value-type="float" office:value="81" calcext:value-type="float">
            <text:p>81</text:p>
          </table:table-cell>
          <table:table-cell table:style-name="ce1" office:value-type="date" office:date-value="2015-07-20" calcext:value-type="date">
            <text:p>20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075261" calcext:value-type="float">
            <text:p>17075261</text:p>
          </table:table-cell>
          <table:table-cell office:value-type="float" office:value="82" calcext:value-type="float">
            <text:p>82</text:p>
          </table:table-cell>
          <table:table-cell table:style-name="ce1" office:value-type="date" office:date-value="2015-07-21" calcext:value-type="date">
            <text:p>21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152848" calcext:value-type="float">
            <text:p>17152848</text:p>
          </table:table-cell>
          <table:table-cell office:value-type="float" office:value="83" calcext:value-type="float">
            <text:p>83</text:p>
          </table:table-cell>
          <table:table-cell table:style-name="ce1" office:value-type="date" office:date-value="2015-07-22" calcext:value-type="date">
            <text:p>22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223223" calcext:value-type="float">
            <text:p>17223223</text:p>
          </table:table-cell>
          <table:table-cell office:value-type="float" office:value="84" calcext:value-type="float">
            <text:p>84</text:p>
          </table:table-cell>
          <table:table-cell table:style-name="ce1" office:value-type="date" office:date-value="2015-07-23" calcext:value-type="date">
            <text:p>23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293282" calcext:value-type="float">
            <text:p>17293282</text:p>
          </table:table-cell>
          <table:table-cell office:value-type="float" office:value="85" calcext:value-type="float">
            <text:p>85</text:p>
          </table:table-cell>
          <table:table-cell table:style-name="ce1" office:value-type="date" office:date-value="2015-07-24" calcext:value-type="date">
            <text:p>24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367867" calcext:value-type="float">
            <text:p>17367867</text:p>
          </table:table-cell>
          <table:table-cell office:value-type="float" office:value="86" calcext:value-type="float">
            <text:p>86</text:p>
          </table:table-cell>
          <table:table-cell table:style-name="ce1" office:value-type="date" office:date-value="2015-07-25" calcext:value-type="date">
            <text:p>25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438375" calcext:value-type="float">
            <text:p>17438375</text:p>
          </table:table-cell>
          <table:table-cell office:value-type="float" office:value="87" calcext:value-type="float">
            <text:p>87</text:p>
          </table:table-cell>
          <table:table-cell table:style-name="ce1" office:value-type="date" office:date-value="2015-07-26" calcext:value-type="date">
            <text:p>26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503982" calcext:value-type="float">
            <text:p>17503982</text:p>
          </table:table-cell>
          <table:table-cell office:value-type="float" office:value="88" calcext:value-type="float">
            <text:p>88</text:p>
          </table:table-cell>
          <table:table-cell table:style-name="ce1" office:value-type="date" office:date-value="2015-07-27" calcext:value-type="date">
            <text:p>27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576223" calcext:value-type="float">
            <text:p>17576223</text:p>
          </table:table-cell>
          <table:table-cell office:value-type="float" office:value="89" calcext:value-type="float">
            <text:p>89</text:p>
          </table:table-cell>
          <table:table-cell table:style-name="ce1" office:value-type="date" office:date-value="2015-07-28" calcext:value-type="date">
            <text:p>28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647856" calcext:value-type="float">
            <text:p>17647856</text:p>
          </table:table-cell>
          <table:table-cell office:value-type="float" office:value="90" calcext:value-type="float">
            <text:p>90</text:p>
          </table:table-cell>
          <table:table-cell table:style-name="ce1" office:value-type="date" office:date-value="2015-07-29" calcext:value-type="date">
            <text:p>29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705500" calcext:value-type="float">
            <text:p>17705500</text:p>
          </table:table-cell>
          <table:table-cell office:value-type="float" office:value="91" calcext:value-type="float">
            <text:p>91</text:p>
          </table:table-cell>
          <table:table-cell table:style-name="ce1" office:value-type="date" office:date-value="2015-07-30" calcext:value-type="date">
            <text:p>30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772881" calcext:value-type="float">
            <text:p>17772881</text:p>
          </table:table-cell>
          <table:table-cell office:value-type="float" office:value="92" calcext:value-type="float">
            <text:p>92</text:p>
          </table:table-cell>
          <table:table-cell table:style-name="ce1" office:value-type="date" office:date-value="2015-07-31" calcext:value-type="date">
            <text:p>31/07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852049" calcext:value-type="float">
            <text:p>17852049</text:p>
          </table:table-cell>
          <table:table-cell office:value-type="float" office:value="93" calcext:value-type="float">
            <text:p>93</text:p>
          </table:table-cell>
          <table:table-cell table:style-name="ce1" office:value-type="date" office:date-value="2015-08-01" calcext:value-type="date">
            <text:p>01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26651" calcext:value-type="float">
            <text:p>17926651</text:p>
          </table:table-cell>
          <table:table-cell office:value-type="float" office:value="94" calcext:value-type="float">
            <text:p>94</text:p>
          </table:table-cell>
          <table:table-cell table:style-name="ce1" office:value-type="date" office:date-value="2015-08-02" calcext:value-type="date">
            <text:p>02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7975449" calcext:value-type="float">
            <text:p>17975449</text:p>
          </table:table-cell>
          <table:table-cell office:value-type="float" office:value="95" calcext:value-type="float">
            <text:p>95</text:p>
          </table:table-cell>
          <table:table-cell table:style-name="ce1" office:value-type="date" office:date-value="2015-08-03" calcext:value-type="date">
            <text:p>03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044518" calcext:value-type="float">
            <text:p>18044518</text:p>
          </table:table-cell>
          <table:table-cell office:value-type="float" office:value="96" calcext:value-type="float">
            <text:p>96</text:p>
          </table:table-cell>
          <table:table-cell table:style-name="ce1" office:value-type="date" office:date-value="2015-08-04" calcext:value-type="date">
            <text:p>04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110958" calcext:value-type="float">
            <text:p>18110958</text:p>
          </table:table-cell>
          <table:table-cell office:value-type="float" office:value="97" calcext:value-type="float">
            <text:p>97</text:p>
          </table:table-cell>
          <table:table-cell table:style-name="ce1" office:value-type="date" office:date-value="2015-08-05" calcext:value-type="date">
            <text:p>05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175406" calcext:value-type="float">
            <text:p>18175406</text:p>
          </table:table-cell>
          <table:table-cell office:value-type="float" office:value="98" calcext:value-type="float">
            <text:p>98</text:p>
          </table:table-cell>
          <table:table-cell table:style-name="ce1" office:value-type="date" office:date-value="2015-08-06" calcext:value-type="date">
            <text:p>06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241095" calcext:value-type="float">
            <text:p>18241095</text:p>
          </table:table-cell>
          <table:table-cell office:value-type="float" office:value="99" calcext:value-type="float">
            <text:p>99</text:p>
          </table:table-cell>
          <table:table-cell table:style-name="ce1" office:value-type="date" office:date-value="2015-08-07" calcext:value-type="date">
            <text:p>07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323221" calcext:value-type="float">
            <text:p>18323221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5-08-08" calcext:value-type="date">
            <text:p>08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416970" calcext:value-type="float">
            <text:p>18416970</text:p>
          </table:table-cell>
          <table:table-cell office:value-type="float" office:value="101" calcext:value-type="float">
            <text:p>101</text:p>
          </table:table-cell>
          <table:table-cell table:style-name="ce1" office:value-type="date" office:date-value="2015-08-09" calcext:value-type="date">
            <text:p>09/08/2015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8429613" calcext:value-type="float">
            <text:p>18429613</text:p>
          </table:table-cell>
          <table:table-cell office:value-type="float" office:value="102" calcext:value-type="float">
            <text:p>102</text:p>
          </table:table-cell>
          <table:table-cell table:style-name="ce1" office:value-type="date" office:date-value="2015-08-10" calcext:value-type="date">
            <text:p>10/08/201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The International 2014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4-05-09" calcext:value-type="date">
            <text:p>09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2682056" calcext:value-type="float">
            <text:p>2682056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5-10" calcext:value-type="date">
            <text:p>10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412386" calcext:value-type="float">
            <text:p>3412386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4-05-11" calcext:value-type="date">
            <text:p>11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3887103" calcext:value-type="float">
            <text:p>3887103</text:p>
          </table:table-cell>
          <table:table-cell office:value-type="float" office:value="4" calcext:value-type="float">
            <text:p>4</text:p>
          </table:table-cell>
          <table:table-cell table:style-name="ce1" office:value-type="date" office:date-value="2014-05-12" calcext:value-type="date">
            <text:p>12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359369" calcext:value-type="float">
            <text:p>4359369</text:p>
          </table:table-cell>
          <table:table-cell office:value-type="float" office:value="5" calcext:value-type="float">
            <text:p>5</text:p>
          </table:table-cell>
          <table:table-cell table:style-name="ce1" office:value-type="date" office:date-value="2014-05-13" calcext:value-type="date">
            <text:p>13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4751090" calcext:value-type="float">
            <text:p>4751090</text:p>
          </table:table-cell>
          <table:table-cell office:value-type="float" office:value="6" calcext:value-type="float">
            <text:p>6</text:p>
          </table:table-cell>
          <table:table-cell table:style-name="ce1" office:value-type="date" office:date-value="2014-05-14" calcext:value-type="date">
            <text:p>14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032238" calcext:value-type="float">
            <text:p>5032238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4-05-15" calcext:value-type="date">
            <text:p>15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293739" calcext:value-type="float">
            <text:p>5293739</text:p>
          </table:table-cell>
          <table:table-cell office:value-type="float" office:value="8" calcext:value-type="float">
            <text:p>8</text:p>
          </table:table-cell>
          <table:table-cell table:style-name="ce1" office:value-type="date" office:date-value="2014-05-16" calcext:value-type="date">
            <text:p>16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556659" calcext:value-type="float">
            <text:p>5556659</text:p>
          </table:table-cell>
          <table:table-cell office:value-type="float" office:value="9" calcext:value-type="float">
            <text:p>9</text:p>
          </table:table-cell>
          <table:table-cell table:style-name="ce1" office:value-type="date" office:date-value="2014-05-17" calcext:value-type="date">
            <text:p>17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757481" calcext:value-type="float">
            <text:p>5757481</text:p>
          </table:table-cell>
          <table:table-cell office:value-type="float" office:value="10" calcext:value-type="float">
            <text:p>10</text:p>
          </table:table-cell>
          <table:table-cell table:style-name="ce1" office:value-type="date" office:date-value="2014-05-18" calcext:value-type="date">
            <text:p>18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5920247" calcext:value-type="float">
            <text:p>5920247</text:p>
          </table:table-cell>
          <table:table-cell office:value-type="float" office:value="11" calcext:value-type="float">
            <text:p>11</text:p>
          </table:table-cell>
          <table:table-cell table:style-name="ce1" office:value-type="date" office:date-value="2014-05-19" calcext:value-type="date">
            <text:p>19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077071" calcext:value-type="float">
            <text:p>6077071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14-05-20" calcext:value-type="date">
            <text:p>20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237971" calcext:value-type="float">
            <text:p>6237971</text:p>
          </table:table-cell>
          <table:table-cell office:value-type="float" office:value="13" calcext:value-type="float">
            <text:p>13</text:p>
          </table:table-cell>
          <table:table-cell table:style-name="ce1" office:value-type="date" office:date-value="2014-05-21" calcext:value-type="date">
            <text:p>21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362555" calcext:value-type="float">
            <text:p>6362555</text:p>
          </table:table-cell>
          <table:table-cell office:value-type="float" office:value="14" calcext:value-type="float">
            <text:p>14</text:p>
          </table:table-cell>
          <table:table-cell table:style-name="ce1" office:value-type="date" office:date-value="2014-05-22" calcext:value-type="date">
            <text:p>22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491085" calcext:value-type="float">
            <text:p>6491085</text:p>
          </table:table-cell>
          <table:table-cell office:value-type="float" office:value="15" calcext:value-type="float">
            <text:p>15</text:p>
          </table:table-cell>
          <table:table-cell table:style-name="ce1" office:value-type="date" office:date-value="2014-05-23" calcext:value-type="date">
            <text:p>23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626895" calcext:value-type="float">
            <text:p>6626895</text:p>
          </table:table-cell>
          <table:table-cell office:value-type="float" office:value="16" calcext:value-type="float">
            <text:p>16</text:p>
          </table:table-cell>
          <table:table-cell table:style-name="ce1" office:value-type="date" office:date-value="2014-05-24" calcext:value-type="date">
            <text:p>24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730669" calcext:value-type="float">
            <text:p>6730669</text:p>
          </table:table-cell>
          <table:table-cell office:value-type="float" office:value="17" calcext:value-type="float">
            <text:p>17</text:p>
          </table:table-cell>
          <table:table-cell table:style-name="ce1" office:value-type="date" office:date-value="2014-05-25" calcext:value-type="date">
            <text:p>25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829365" calcext:value-type="float">
            <text:p>6829365</text:p>
          </table:table-cell>
          <table:table-cell office:value-type="float" office:value="18" calcext:value-type="float">
            <text:p>18</text:p>
          </table:table-cell>
          <table:table-cell table:style-name="ce1" office:value-type="date" office:date-value="2014-05-26" calcext:value-type="date">
            <text:p>26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916236" calcext:value-type="float">
            <text:p>6916236</text:p>
          </table:table-cell>
          <table:table-cell office:value-type="float" office:value="19" calcext:value-type="float">
            <text:p>19</text:p>
          </table:table-cell>
          <table:table-cell table:style-name="ce1" office:value-type="date" office:date-value="2014-05-27" calcext:value-type="date">
            <text:p>27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6993768" calcext:value-type="float">
            <text:p>6993768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4-05-28" calcext:value-type="date">
            <text:p>28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072585" calcext:value-type="float">
            <text:p>7072585</text:p>
          </table:table-cell>
          <table:table-cell office:value-type="float" office:value="21" calcext:value-type="float">
            <text:p>21</text:p>
          </table:table-cell>
          <table:table-cell table:style-name="ce1" office:value-type="date" office:date-value="2014-05-29" calcext:value-type="date">
            <text:p>29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149563" calcext:value-type="float">
            <text:p>7149563</text:p>
          </table:table-cell>
          <table:table-cell office:value-type="float" office:value="22" calcext:value-type="float">
            <text:p>22</text:p>
          </table:table-cell>
          <table:table-cell table:style-name="ce1" office:value-type="date" office:date-value="2014-05-30" calcext:value-type="date">
            <text:p>30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7820603" calcext:value-type="float">
            <text:p>7820603</text:p>
          </table:table-cell>
          <table:table-cell office:value-type="float" office:value="23" calcext:value-type="float">
            <text:p>23</text:p>
          </table:table-cell>
          <table:table-cell table:style-name="ce1" office:value-type="date" office:date-value="2014-05-31" calcext:value-type="date">
            <text:p>31/05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108294" calcext:value-type="float">
            <text:p>8108294</text:p>
          </table:table-cell>
          <table:table-cell office:value-type="float" office:value="24" calcext:value-type="float">
            <text:p>24</text:p>
          </table:table-cell>
          <table:table-cell table:style-name="ce1" office:value-type="date" office:date-value="2014-06-01" calcext:value-type="date">
            <text:p>01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311263" calcext:value-type="float">
            <text:p>8311263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6-02" calcext:value-type="date">
            <text:p>02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480723" calcext:value-type="float">
            <text:p>8480723</text:p>
          </table:table-cell>
          <table:table-cell office:value-type="float" office:value="26" calcext:value-type="float">
            <text:p>26</text:p>
          </table:table-cell>
          <table:table-cell table:style-name="ce1" office:value-type="date" office:date-value="2014-06-03" calcext:value-type="date">
            <text:p>03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613332" calcext:value-type="float">
            <text:p>8613332</text:p>
          </table:table-cell>
          <table:table-cell office:value-type="float" office:value="27" calcext:value-type="float">
            <text:p>27</text:p>
          </table:table-cell>
          <table:table-cell table:style-name="ce1" office:value-type="date" office:date-value="2014-06-04" calcext:value-type="date">
            <text:p>04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729162" calcext:value-type="float">
            <text:p>8729162</text:p>
          </table:table-cell>
          <table:table-cell office:value-type="float" office:value="28" calcext:value-type="float">
            <text:p>28</text:p>
          </table:table-cell>
          <table:table-cell table:style-name="ce1" office:value-type="date" office:date-value="2014-06-05" calcext:value-type="date">
            <text:p>05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848570" calcext:value-type="float">
            <text:p>8848570</text:p>
          </table:table-cell>
          <table:table-cell office:value-type="float" office:value="29" calcext:value-type="float">
            <text:p>29</text:p>
          </table:table-cell>
          <table:table-cell table:style-name="ce1" office:value-type="date" office:date-value="2014-06-06" calcext:value-type="date">
            <text:p>06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8945598" calcext:value-type="float">
            <text:p>8945598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4-06-07" calcext:value-type="date">
            <text:p>07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042588" calcext:value-type="float">
            <text:p>9042588</text:p>
          </table:table-cell>
          <table:table-cell office:value-type="float" office:value="31" calcext:value-type="float">
            <text:p>31</text:p>
          </table:table-cell>
          <table:table-cell table:style-name="ce1" office:value-type="date" office:date-value="2014-06-08" calcext:value-type="date">
            <text:p>08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128411" calcext:value-type="float">
            <text:p>9128411</text:p>
          </table:table-cell>
          <table:table-cell office:value-type="float" office:value="32" calcext:value-type="float">
            <text:p>32</text:p>
          </table:table-cell>
          <table:table-cell table:style-name="ce1" office:value-type="date" office:date-value="2014-06-09" calcext:value-type="date">
            <text:p>09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210967" calcext:value-type="float">
            <text:p>9210967</text:p>
          </table:table-cell>
          <table:table-cell office:value-type="float" office:value="33" calcext:value-type="float">
            <text:p>33</text:p>
          </table:table-cell>
          <table:table-cell table:style-name="ce1" office:value-type="date" office:date-value="2014-06-10" calcext:value-type="date">
            <text:p>10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287343" calcext:value-type="float">
            <text:p>9287343</text:p>
          </table:table-cell>
          <table:table-cell office:value-type="float" office:value="34" calcext:value-type="float">
            <text:p>34</text:p>
          </table:table-cell>
          <table:table-cell table:style-name="ce1" office:value-type="date" office:date-value="2014-06-11" calcext:value-type="date">
            <text:p>11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345867" calcext:value-type="float">
            <text:p>9345867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4-06-12" calcext:value-type="date">
            <text:p>12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408750" calcext:value-type="float">
            <text:p>9408750</text:p>
          </table:table-cell>
          <table:table-cell office:value-type="float" office:value="36" calcext:value-type="float">
            <text:p>36</text:p>
          </table:table-cell>
          <table:table-cell table:style-name="ce1" office:value-type="date" office:date-value="2014-06-13" calcext:value-type="date">
            <text:p>13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479952" calcext:value-type="float">
            <text:p>9479952</text:p>
          </table:table-cell>
          <table:table-cell office:value-type="float" office:value="37" calcext:value-type="float">
            <text:p>37</text:p>
          </table:table-cell>
          <table:table-cell table:style-name="ce1" office:value-type="date" office:date-value="2014-06-14" calcext:value-type="date">
            <text:p>14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539580" calcext:value-type="float">
            <text:p>9539580</text:p>
          </table:table-cell>
          <table:table-cell office:value-type="float" office:value="38" calcext:value-type="float">
            <text:p>38</text:p>
          </table:table-cell>
          <table:table-cell table:style-name="ce1" office:value-type="date" office:date-value="2014-06-15" calcext:value-type="date">
            <text:p>15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593305" calcext:value-type="float">
            <text:p>9593305</text:p>
          </table:table-cell>
          <table:table-cell office:value-type="float" office:value="39" calcext:value-type="float">
            <text:p>39</text:p>
          </table:table-cell>
          <table:table-cell table:style-name="ce1" office:value-type="date" office:date-value="2014-06-16" calcext:value-type="date">
            <text:p>16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605399" calcext:value-type="float">
            <text:p>9605399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4-06-17" calcext:value-type="date">
            <text:p>17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649285" calcext:value-type="float">
            <text:p>9649285</text:p>
          </table:table-cell>
          <table:table-cell office:value-type="float" office:value="41" calcext:value-type="float">
            <text:p>41</text:p>
          </table:table-cell>
          <table:table-cell table:style-name="ce1" office:value-type="date" office:date-value="2014-06-18" calcext:value-type="date">
            <text:p>18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694440" calcext:value-type="float">
            <text:p>9694440</text:p>
          </table:table-cell>
          <table:table-cell office:value-type="float" office:value="42" calcext:value-type="float">
            <text:p>42</text:p>
          </table:table-cell>
          <table:table-cell table:style-name="ce1" office:value-type="date" office:date-value="2014-06-19" calcext:value-type="date">
            <text:p>19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744198" calcext:value-type="float">
            <text:p>9744198</text:p>
          </table:table-cell>
          <table:table-cell office:value-type="float" office:value="43" calcext:value-type="float">
            <text:p>43</text:p>
          </table:table-cell>
          <table:table-cell table:style-name="ce1" office:value-type="date" office:date-value="2014-06-20" calcext:value-type="date">
            <text:p>20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795226" calcext:value-type="float">
            <text:p>9795226</text:p>
          </table:table-cell>
          <table:table-cell office:value-type="float" office:value="44" calcext:value-type="float">
            <text:p>44</text:p>
          </table:table-cell>
          <table:table-cell table:style-name="ce1" office:value-type="date" office:date-value="2014-06-21" calcext:value-type="date">
            <text:p>21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40480" calcext:value-type="float">
            <text:p>9840480</text:p>
          </table:table-cell>
          <table:table-cell office:value-type="float" office:value="45" calcext:value-type="float">
            <text:p>45</text:p>
          </table:table-cell>
          <table:table-cell table:style-name="ce1" office:value-type="date" office:date-value="2014-06-22" calcext:value-type="date">
            <text:p>22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880467" calcext:value-type="float">
            <text:p>9880467</text:p>
          </table:table-cell>
          <table:table-cell office:value-type="float" office:value="46" calcext:value-type="float">
            <text:p>46</text:p>
          </table:table-cell>
          <table:table-cell table:style-name="ce1" office:value-type="date" office:date-value="2014-06-23" calcext:value-type="date">
            <text:p>23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16212" calcext:value-type="float">
            <text:p>9916212</text:p>
          </table:table-cell>
          <table:table-cell office:value-type="float" office:value="47" calcext:value-type="float">
            <text:p>47</text:p>
          </table:table-cell>
          <table:table-cell table:style-name="ce1" office:value-type="date" office:date-value="2014-06-24" calcext:value-type="date">
            <text:p>24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51433" calcext:value-type="float">
            <text:p>9951433</text:p>
          </table:table-cell>
          <table:table-cell office:value-type="float" office:value="48" calcext:value-type="float">
            <text:p>48</text:p>
          </table:table-cell>
          <table:table-cell table:style-name="ce1" office:value-type="date" office:date-value="2014-06-25" calcext:value-type="date">
            <text:p>25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9983165" calcext:value-type="float">
            <text:p>9983165</text:p>
          </table:table-cell>
          <table:table-cell office:value-type="float" office:value="49" calcext:value-type="float">
            <text:p>49</text:p>
          </table:table-cell>
          <table:table-cell table:style-name="ce1" office:value-type="date" office:date-value="2014-06-26" calcext:value-type="date">
            <text:p>26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019255" calcext:value-type="float">
            <text:p>10019255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4-06-27" calcext:value-type="date">
            <text:p>27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059037" calcext:value-type="float">
            <text:p>10059037</text:p>
          </table:table-cell>
          <table:table-cell office:value-type="float" office:value="51" calcext:value-type="float">
            <text:p>51</text:p>
          </table:table-cell>
          <table:table-cell table:style-name="ce1" office:value-type="date" office:date-value="2014-06-28" calcext:value-type="date">
            <text:p>28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095225" calcext:value-type="float">
            <text:p>10095225</text:p>
          </table:table-cell>
          <table:table-cell office:value-type="float" office:value="52" calcext:value-type="float">
            <text:p>52</text:p>
          </table:table-cell>
          <table:table-cell table:style-name="ce1" office:value-type="date" office:date-value="2014-06-29" calcext:value-type="date">
            <text:p>29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124692" calcext:value-type="float">
            <text:p>10124692</text:p>
          </table:table-cell>
          <table:table-cell office:value-type="float" office:value="53" calcext:value-type="float">
            <text:p>53</text:p>
          </table:table-cell>
          <table:table-cell table:style-name="ce1" office:value-type="date" office:date-value="2014-06-30" calcext:value-type="date">
            <text:p>30/06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02874" calcext:value-type="float">
            <text:p>10202874</text:p>
          </table:table-cell>
          <table:table-cell office:value-type="float" office:value="54" calcext:value-type="float">
            <text:p>54</text:p>
          </table:table-cell>
          <table:table-cell table:style-name="ce1" office:value-type="date" office:date-value="2014-07-01" calcext:value-type="date">
            <text:p>01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52018" calcext:value-type="float">
            <text:p>10252018</text:p>
          </table:table-cell>
          <table:table-cell office:value-type="float" office:value="55" calcext:value-type="float">
            <text:p>55</text:p>
          </table:table-cell>
          <table:table-cell table:style-name="ce1" office:value-type="date" office:date-value="2014-07-02" calcext:value-type="date">
            <text:p>02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294087" calcext:value-type="float">
            <text:p>10294087</text:p>
          </table:table-cell>
          <table:table-cell office:value-type="float" office:value="56" calcext:value-type="float">
            <text:p>56</text:p>
          </table:table-cell>
          <table:table-cell table:style-name="ce1" office:value-type="date" office:date-value="2014-07-03" calcext:value-type="date">
            <text:p>03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355167" calcext:value-type="float">
            <text:p>10355167</text:p>
          </table:table-cell>
          <table:table-cell office:value-type="float" office:value="57" calcext:value-type="float">
            <text:p>57</text:p>
          </table:table-cell>
          <table:table-cell table:style-name="ce1" office:value-type="date" office:date-value="2014-07-04" calcext:value-type="date">
            <text:p>04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03840" calcext:value-type="float">
            <text:p>10403840</text:p>
          </table:table-cell>
          <table:table-cell office:value-type="float" office:value="58" calcext:value-type="float">
            <text:p>58</text:p>
          </table:table-cell>
          <table:table-cell table:style-name="ce1" office:value-type="date" office:date-value="2014-07-05" calcext:value-type="date">
            <text:p>05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45503" calcext:value-type="float">
            <text:p>10445503</text:p>
          </table:table-cell>
          <table:table-cell office:value-type="float" office:value="59" calcext:value-type="float">
            <text:p>59</text:p>
          </table:table-cell>
          <table:table-cell table:style-name="ce1" office:value-type="date" office:date-value="2014-07-06" calcext:value-type="date">
            <text:p>06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482631" calcext:value-type="float">
            <text:p>10482631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4-07-07" calcext:value-type="date">
            <text:p>07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25420" calcext:value-type="float">
            <text:p>10525420</text:p>
          </table:table-cell>
          <table:table-cell office:value-type="float" office:value="61" calcext:value-type="float">
            <text:p>61</text:p>
          </table:table-cell>
          <table:table-cell table:style-name="ce1" office:value-type="date" office:date-value="2014-07-08" calcext:value-type="date">
            <text:p>08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566884" calcext:value-type="float">
            <text:p>10566884</text:p>
          </table:table-cell>
          <table:table-cell office:value-type="float" office:value="62" calcext:value-type="float">
            <text:p>62</text:p>
          </table:table-cell>
          <table:table-cell table:style-name="ce1" office:value-type="date" office:date-value="2014-07-09" calcext:value-type="date">
            <text:p>09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04889" calcext:value-type="float">
            <text:p>10604889</text:p>
          </table:table-cell>
          <table:table-cell office:value-type="float" office:value="63" calcext:value-type="float">
            <text:p>63</text:p>
          </table:table-cell>
          <table:table-cell table:style-name="ce1" office:value-type="date" office:date-value="2014-07-10" calcext:value-type="date">
            <text:p>10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45383" calcext:value-type="float">
            <text:p>10645383</text:p>
          </table:table-cell>
          <table:table-cell office:value-type="float" office:value="64" calcext:value-type="float">
            <text:p>64</text:p>
          </table:table-cell>
          <table:table-cell table:style-name="ce1" office:value-type="date" office:date-value="2014-07-11" calcext:value-type="date">
            <text:p>11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684610" calcext:value-type="float">
            <text:p>10684610</text:p>
          </table:table-cell>
          <table:table-cell office:value-type="float" office:value="65" calcext:value-type="float">
            <text:p>65</text:p>
          </table:table-cell>
          <table:table-cell table:style-name="ce1" office:value-type="date" office:date-value="2014-07-12" calcext:value-type="date">
            <text:p>12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20393" calcext:value-type="float">
            <text:p>10720393</text:p>
          </table:table-cell>
          <table:table-cell office:value-type="float" office:value="66" calcext:value-type="float">
            <text:p>66</text:p>
          </table:table-cell>
          <table:table-cell table:style-name="ce1" office:value-type="date" office:date-value="2014-07-13" calcext:value-type="date">
            <text:p>13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48667" calcext:value-type="float">
            <text:p>10748667</text:p>
          </table:table-cell>
          <table:table-cell office:value-type="float" office:value="67" calcext:value-type="float">
            <text:p>67</text:p>
          </table:table-cell>
          <table:table-cell table:style-name="ce1" office:value-type="date" office:date-value="2014-07-14" calcext:value-type="date">
            <text:p>14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780082" calcext:value-type="float">
            <text:p>10780082</text:p>
          </table:table-cell>
          <table:table-cell office:value-type="float" office:value="68" calcext:value-type="float">
            <text:p>68</text:p>
          </table:table-cell>
          <table:table-cell table:style-name="ce1" office:value-type="date" office:date-value="2014-07-15" calcext:value-type="date">
            <text:p>15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07186" calcext:value-type="float">
            <text:p>10807186</text:p>
          </table:table-cell>
          <table:table-cell office:value-type="float" office:value="69" calcext:value-type="float">
            <text:p>69</text:p>
          </table:table-cell>
          <table:table-cell table:style-name="ce1" office:value-type="date" office:date-value="2014-07-16" calcext:value-type="date">
            <text:p>16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29017" calcext:value-type="float">
            <text:p>10829017</text:p>
          </table:table-cell>
          <table:table-cell office:value-type="float" office:value="70" calcext:value-type="float">
            <text:p>70</text:p>
          </table:table-cell>
          <table:table-cell table:style-name="ce1" office:value-type="date" office:date-value="2014-07-17" calcext:value-type="date">
            <text:p>17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58302" calcext:value-type="float">
            <text:p>10858302</text:p>
          </table:table-cell>
          <table:table-cell office:value-type="float" office:value="71" calcext:value-type="float">
            <text:p>71</text:p>
          </table:table-cell>
          <table:table-cell table:style-name="ce1" office:value-type="date" office:date-value="2014-07-18" calcext:value-type="date">
            <text:p>18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889695" calcext:value-type="float">
            <text:p>10889695</text:p>
          </table:table-cell>
          <table:table-cell office:value-type="float" office:value="72" calcext:value-type="float">
            <text:p>72</text:p>
          </table:table-cell>
          <table:table-cell table:style-name="ce1" office:value-type="date" office:date-value="2014-07-19" calcext:value-type="date">
            <text:p>19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922374" calcext:value-type="float">
            <text:p>10922374</text:p>
          </table:table-cell>
          <table:table-cell office:value-type="float" office:value="73" calcext:value-type="float">
            <text:p>73</text:p>
          </table:table-cell>
          <table:table-cell table:style-name="ce1" office:value-type="date" office:date-value="2014-07-20" calcext:value-type="date">
            <text:p>20/07/2014</text:p>
          </table:table-cell>
          <table:table-cell table:number-columns-repeated="151"/>
        </table:table-row>
        <table:table-row table:style-name="ro1">
          <table:table-cell/>
          <table:table-cell office:value-type="float" office:value="10931105" calcext:value-type="float">
            <text:p>10931105</text:p>
          </table:table-cell>
          <table:table-cell office:value-type="float" office:value="74" calcext:value-type="float">
            <text:p>74</text:p>
          </table:table-cell>
          <table:table-cell table:style-name="ce1" office:value-type="date" office:date-value="2014-07-21" calcext:value-type="date">
            <text:p>21/07/2014</text:p>
          </table:table-cell>
          <table:table-cell table:number-columns-repeated="151"/>
        </table:table-row>
        <table:table-row table:style-name="ro1" table:number-rows-repeated="1047840">
          <table:table-cell table:number-columns-repeated="155"/>
        </table:table-row>
        <table:table-row table:style-name="ro1">
          <table:table-cell table:number-columns-repeated="15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1-14T13:42:22.244000000</dc:date>
    <meta:editing-duration>PT8M27S</meta:editing-duration>
    <meta:editing-cycles>1</meta:editing-cycles>
    <meta:generator>LibreOffice/6.3.4.2$Windows_X86_64 LibreOffice_project/60da17e045e08f1793c57c00ba83cdfce946d0aa</meta:generator>
    <meta:document-statistic meta:table-count="1" meta:cell-count="2213" meta:object-count="0"/>
  </office:meta>
</office:document-meta>
</file>